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72in"/>
    </style:style>
    <style:style style:name="co3" style:family="table-column">
      <style:table-column-properties fo:break-before="auto" style:column-width="2.5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96in" svg:height="5.8457in" svg:x="3.6217in" svg:y="2.4783in">
            <draw:object draw:notify-on-update-of-ranges="Sheet1.A1:Sheet1.A1 Sheet1.A2:Sheet1.A145 Sheet1.C1:Sheet1.C1 Sheet1.C2:Sheet1.C14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 (ms)</text:p>
          </table:table-cell>
          <table:table-cell office:value-type="string" calcext:value-type="string">
            <text:p>Pulse Length</text:p>
          </table:table-cell>
          <table:table-cell table:style-name="Default" office:value-type="string" calcext:value-type="string">
            <text:p>Distance (cm)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0.057309" calcext:value-type="float">
            <text:p>0.057309</text:p>
          </table:table-cell>
          <table:table-cell/>
          <table:table-cell office:value-type="string" calcext:value-type="string">
            <text:p>time of flight (uS) = m * distance + b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171" calcext:value-type="float">
            <text:p>4171</text:p>
          </table:table-cell>
          <table:table-cell table:formula="of:=([.B2]/1000-[.$G$2])/[.$G$1]" office:value-type="float" office:value="76.119544923136" calcext:value-type="float">
            <text:p>76.12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-0.191335" calcext:value-type="float">
            <text:p>-0.191335</text:p>
          </table:table-cell>
          <table:table-cell/>
          <table:table-cell office:value-type="string" calcext:value-type="string">
            <text:p>values computed in Calibration.m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4177" calcext:value-type="float">
            <text:p>4177</text:p>
          </table:table-cell>
          <table:table-cell table:formula="of:=([.B3]/1000-[.$G$2])/[.$G$1]" office:value-type="float" office:value="76.2242405206861" calcext:value-type="float">
            <text:p>76.22</text:p>
          </table:table-cell>
          <table:table-cell table:number-columns-repeated="6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4171" calcext:value-type="float">
            <text:p>4171</text:p>
          </table:table-cell>
          <table:table-cell table:formula="of:=([.B4]/1000-[.$G$2])/[.$G$1]" office:value-type="float" office:value="76.119544923136" calcext:value-type="float">
            <text:p>76.12</text:p>
          </table:table-cell>
          <table:table-cell table:number-columns-repeated="6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4201" calcext:value-type="float">
            <text:p>4201</text:p>
          </table:table-cell>
          <table:table-cell table:formula="of:=([.B5]/1000-[.$G$2])/[.$G$1]" office:value-type="float" office:value="76.6430229108866" calcext:value-type="float">
            <text:p>76.64</text:p>
          </table:table-cell>
          <table:table-cell table:number-columns-repeated="6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4201" calcext:value-type="float">
            <text:p>4201</text:p>
          </table:table-cell>
          <table:table-cell table:formula="of:=([.B6]/1000-[.$G$2])/[.$G$1]" office:value-type="float" office:value="76.6430229108866" calcext:value-type="float">
            <text:p>76.64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formula="of:=AVERAGE([.C2:.C145])" office:value-type="float" office:value="76.2002477795808" calcext:value-type="float">
            <text:p>76.2002477796</text:p>
          </table:table-cell>
          <table:table-cell table:number-columns-repeated="2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4177" calcext:value-type="float">
            <text:p>4177</text:p>
          </table:table-cell>
          <table:table-cell table:formula="of:=([.B7]/1000-[.$G$2])/[.$G$1]" office:value-type="float" office:value="76.2242405206861" calcext:value-type="float">
            <text:p>76.22</text:p>
          </table:table-cell>
          <table:table-cell table:number-columns-repeated="2"/>
          <table:table-cell office:value-type="string" calcext:value-type="string">
            <text:p>std dev</text:p>
          </table:table-cell>
          <table:table-cell table:formula="of:=COM.MICROSOFT.STDEV.P([.C2:.C145])" office:value-type="float" office:value="0.29615867502739" calcext:value-type="float">
            <text:p>0.296158675</text:p>
          </table:table-cell>
          <table:table-cell table:number-columns-repeated="2"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4177" calcext:value-type="float">
            <text:p>4177</text:p>
          </table:table-cell>
          <table:table-cell table:formula="of:=([.B8]/1000-[.$G$2])/[.$G$1]" office:value-type="float" office:value="76.2242405206861" calcext:value-type="float">
            <text:p>76.22</text:p>
          </table:table-cell>
          <table:table-cell table:number-columns-repeated="6"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4201" calcext:value-type="float">
            <text:p>4201</text:p>
          </table:table-cell>
          <table:table-cell table:formula="of:=([.B9]/1000-[.$G$2])/[.$G$1]" office:value-type="float" office:value="76.6430229108866" calcext:value-type="float">
            <text:p>76.64</text:p>
          </table:table-cell>
          <table:table-cell table:number-columns-repeated="6"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4201" calcext:value-type="float">
            <text:p>4201</text:p>
          </table:table-cell>
          <table:table-cell table:formula="of:=([.B10]/1000-[.$G$2])/[.$G$1]" office:value-type="float" office:value="76.6430229108866" calcext:value-type="float">
            <text:p>76.64</text:p>
          </table:table-cell>
          <table:table-cell table:number-columns-repeated="6"/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4202" calcext:value-type="float">
            <text:p>4202</text:p>
          </table:table-cell>
          <table:table-cell table:formula="of:=([.B11]/1000-[.$G$2])/[.$G$1]" office:value-type="float" office:value="76.6604721771449" calcext:value-type="float">
            <text:p>76.66</text:p>
          </table:table-cell>
          <table:table-cell table:number-columns-repeated="6"/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4201" calcext:value-type="float">
            <text:p>4201</text:p>
          </table:table-cell>
          <table:table-cell table:formula="of:=([.B12]/1000-[.$G$2])/[.$G$1]" office:value-type="float" office:value="76.6430229108866" calcext:value-type="float">
            <text:p>76.64</text:p>
          </table:table-cell>
          <table:table-cell table:number-columns-repeated="6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4195" calcext:value-type="float">
            <text:p>4195</text:p>
          </table:table-cell>
          <table:table-cell table:formula="of:=([.B13]/1000-[.$G$2])/[.$G$1]" office:value-type="float" office:value="76.5383273133365" calcext:value-type="float">
            <text:p>76.54</text:p>
          </table:table-cell>
          <table:table-cell table:number-columns-repeated="6"/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float" office:value="4201" calcext:value-type="float">
            <text:p>4201</text:p>
          </table:table-cell>
          <table:table-cell table:formula="of:=([.B14]/1000-[.$G$2])/[.$G$1]" office:value-type="float" office:value="76.6430229108866" calcext:value-type="float">
            <text:p>76.64</text:p>
          </table:table-cell>
          <table:table-cell table:number-columns-repeated="6"/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float" office:value="4195" calcext:value-type="float">
            <text:p>4195</text:p>
          </table:table-cell>
          <table:table-cell table:formula="of:=([.B15]/1000-[.$G$2])/[.$G$1]" office:value-type="float" office:value="76.5383273133365" calcext:value-type="float">
            <text:p>76.54</text:p>
          </table:table-cell>
          <table:table-cell table:number-columns-repeated="6"/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float" office:value="4202" calcext:value-type="float">
            <text:p>4202</text:p>
          </table:table-cell>
          <table:table-cell table:formula="of:=([.B16]/1000-[.$G$2])/[.$G$1]" office:value-type="float" office:value="76.6604721771449" calcext:value-type="float">
            <text:p>76.66</text:p>
          </table:table-cell>
          <table:table-cell table:number-columns-repeated="6"/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float" office:value="4202" calcext:value-type="float">
            <text:p>4202</text:p>
          </table:table-cell>
          <table:table-cell table:formula="of:=([.B17]/1000-[.$G$2])/[.$G$1]" office:value-type="float" office:value="76.6604721771449" calcext:value-type="float">
            <text:p>76.66</text:p>
          </table:table-cell>
          <table:table-cell table:number-columns-repeated="6"/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float" office:value="4195" calcext:value-type="float">
            <text:p>4195</text:p>
          </table:table-cell>
          <table:table-cell table:formula="of:=([.B18]/1000-[.$G$2])/[.$G$1]" office:value-type="float" office:value="76.5383273133365" calcext:value-type="float">
            <text:p>76.54</text:p>
          </table:table-cell>
          <table:table-cell table:number-columns-repeated="6"/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float" office:value="4177" calcext:value-type="float">
            <text:p>4177</text:p>
          </table:table-cell>
          <table:table-cell table:formula="of:=([.B19]/1000-[.$G$2])/[.$G$1]" office:value-type="float" office:value="76.2242405206861" calcext:value-type="float">
            <text:p>76.22</text:p>
          </table:table-cell>
          <table:table-cell table:number-columns-repeated="6"/>
        </table:table-row>
        <table:table-row table:style-name="ro1">
          <table:table-cell office:value-type="float" office:value="4668" calcext:value-type="float">
            <text:p>4668</text:p>
          </table:table-cell>
          <table:table-cell office:value-type="float" office:value="4171" calcext:value-type="float">
            <text:p>4171</text:p>
          </table:table-cell>
          <table:table-cell table:formula="of:=([.B20]/1000-[.$G$2])/[.$G$1]" office:value-type="float" office:value="76.119544923136" calcext:value-type="float">
            <text:p>76.12</text:p>
          </table:table-cell>
          <table:table-cell table:number-columns-repeated="6"/>
        </table:table-row>
        <table:table-row table:style-name="ro1">
          <table:table-cell office:value-type="float" office:value="4895" calcext:value-type="float">
            <text:p>4895</text:p>
          </table:table-cell>
          <table:table-cell office:value-type="float" office:value="4178" calcext:value-type="float">
            <text:p>4178</text:p>
          </table:table-cell>
          <table:table-cell table:formula="of:=([.B21]/1000-[.$G$2])/[.$G$1]" office:value-type="float" office:value="76.2416897869444" calcext:value-type="float">
            <text:p>76.24</text:p>
          </table:table-cell>
          <table:table-cell table:number-columns-repeated="6"/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float" office:value="4177" calcext:value-type="float">
            <text:p>4177</text:p>
          </table:table-cell>
          <table:table-cell table:formula="of:=([.B22]/1000-[.$G$2])/[.$G$1]" office:value-type="float" office:value="76.2242405206861" calcext:value-type="float">
            <text:p>76.22</text:p>
          </table:table-cell>
          <table:table-cell table:number-columns-repeated="6"/>
        </table:table-row>
        <table:table-row table:style-name="ro1">
          <table:table-cell office:value-type="float" office:value="5387" calcext:value-type="float">
            <text:p>5387</text:p>
          </table:table-cell>
          <table:table-cell office:value-type="float" office:value="4177" calcext:value-type="float">
            <text:p>4177</text:p>
          </table:table-cell>
          <table:table-cell table:formula="of:=([.B23]/1000-[.$G$2])/[.$G$1]" office:value-type="float" office:value="76.2242405206861" calcext:value-type="float">
            <text:p>76.22</text:p>
          </table:table-cell>
          <table:table-cell table:number-columns-repeated="6"/>
        </table:table-row>
        <table:table-row table:style-name="ro1">
          <table:table-cell office:value-type="float" office:value="5558" calcext:value-type="float">
            <text:p>5558</text:p>
          </table:table-cell>
          <table:table-cell office:value-type="float" office:value="4177" calcext:value-type="float">
            <text:p>4177</text:p>
          </table:table-cell>
          <table:table-cell table:formula="of:=([.B24]/1000-[.$G$2])/[.$G$1]" office:value-type="float" office:value="76.2242405206861" calcext:value-type="float">
            <text:p>76.22</text:p>
          </table:table-cell>
          <table:table-cell table:number-columns-repeated="6"/>
        </table:table-row>
        <table:table-row table:style-name="ro1">
          <table:table-cell office:value-type="float" office:value="5821" calcext:value-type="float">
            <text:p>5821</text:p>
          </table:table-cell>
          <table:table-cell office:value-type="float" office:value="4178" calcext:value-type="float">
            <text:p>4178</text:p>
          </table:table-cell>
          <table:table-cell table:formula="of:=([.B25]/1000-[.$G$2])/[.$G$1]" office:value-type="float" office:value="76.2416897869444" calcext:value-type="float">
            <text:p>76.24</text:p>
          </table:table-cell>
          <table:table-cell table:number-columns-repeated="6"/>
        </table:table-row>
        <table:table-row table:style-name="ro1">
          <table:table-cell office:value-type="float" office:value="6029" calcext:value-type="float">
            <text:p>6029</text:p>
          </table:table-cell>
          <table:table-cell office:value-type="float" office:value="4178" calcext:value-type="float">
            <text:p>4178</text:p>
          </table:table-cell>
          <table:table-cell table:formula="of:=([.B26]/1000-[.$G$2])/[.$G$1]" office:value-type="float" office:value="76.2416897869444" calcext:value-type="float">
            <text:p>76.24</text:p>
          </table:table-cell>
          <table:table-cell table:number-columns-repeated="6"/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float" office:value="4178" calcext:value-type="float">
            <text:p>4178</text:p>
          </table:table-cell>
          <table:table-cell table:formula="of:=([.B27]/1000-[.$G$2])/[.$G$1]" office:value-type="float" office:value="76.2416897869444" calcext:value-type="float">
            <text:p>76.24</text:p>
          </table:table-cell>
          <table:table-cell table:number-columns-repeated="6"/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float" office:value="4177" calcext:value-type="float">
            <text:p>4177</text:p>
          </table:table-cell>
          <table:table-cell table:formula="of:=([.B28]/1000-[.$G$2])/[.$G$1]" office:value-type="float" office:value="76.2242405206861" calcext:value-type="float">
            <text:p>76.22</text:p>
          </table:table-cell>
          <table:table-cell table:number-columns-repeated="6"/>
        </table:table-row>
        <table:table-row table:style-name="ro1">
          <table:table-cell office:value-type="float" office:value="6575" calcext:value-type="float">
            <text:p>6575</text:p>
          </table:table-cell>
          <table:table-cell office:value-type="float" office:value="4177" calcext:value-type="float">
            <text:p>4177</text:p>
          </table:table-cell>
          <table:table-cell table:formula="of:=([.B29]/1000-[.$G$2])/[.$G$1]" office:value-type="float" office:value="76.2242405206861" calcext:value-type="float">
            <text:p>76.22</text:p>
          </table:table-cell>
          <table:table-cell table:number-columns-repeated="6"/>
        </table:table-row>
        <table:table-row table:style-name="ro1">
          <table:table-cell office:value-type="float" office:value="6701" calcext:value-type="float">
            <text:p>6701</text:p>
          </table:table-cell>
          <table:table-cell office:value-type="float" office:value="4178" calcext:value-type="float">
            <text:p>4178</text:p>
          </table:table-cell>
          <table:table-cell table:formula="of:=([.B30]/1000-[.$G$2])/[.$G$1]" office:value-type="float" office:value="76.2416897869444" calcext:value-type="float">
            <text:p>76.24</text:p>
          </table:table-cell>
          <table:table-cell table:number-columns-repeated="6"/>
        </table:table-row>
        <table:table-row table:style-name="ro1">
          <table:table-cell office:value-type="float" office:value="6968" calcext:value-type="float">
            <text:p>6968</text:p>
          </table:table-cell>
          <table:table-cell office:value-type="float" office:value="4202" calcext:value-type="float">
            <text:p>4202</text:p>
          </table:table-cell>
          <table:table-cell table:formula="of:=([.B31]/1000-[.$G$2])/[.$G$1]" office:value-type="float" office:value="76.6604721771449" calcext:value-type="float">
            <text:p>76.66</text:p>
          </table:table-cell>
          <table:table-cell table:number-columns-repeated="6"/>
        </table:table-row>
        <table:table-row table:style-name="ro1">
          <table:table-cell office:value-type="float" office:value="7156" calcext:value-type="float">
            <text:p>7156</text:p>
          </table:table-cell>
          <table:table-cell office:value-type="float" office:value="4177" calcext:value-type="float">
            <text:p>4177</text:p>
          </table:table-cell>
          <table:table-cell table:formula="of:=([.B32]/1000-[.$G$2])/[.$G$1]" office:value-type="float" office:value="76.2242405206861" calcext:value-type="float">
            <text:p>76.22</text:p>
          </table:table-cell>
          <table:table-cell table:number-columns-repeated="6"/>
        </table:table-row>
        <table:table-row table:style-name="ro1">
          <table:table-cell office:value-type="float" office:value="7319" calcext:value-type="float">
            <text:p>7319</text:p>
          </table:table-cell>
          <table:table-cell office:value-type="float" office:value="4178" calcext:value-type="float">
            <text:p>4178</text:p>
          </table:table-cell>
          <table:table-cell table:formula="of:=([.B33]/1000-[.$G$2])/[.$G$1]" office:value-type="float" office:value="76.2416897869444" calcext:value-type="float">
            <text:p>76.24</text:p>
          </table:table-cell>
          <table:table-cell table:number-columns-repeated="6"/>
        </table:table-row>
        <table:table-row table:style-name="ro1">
          <table:table-cell office:value-type="float" office:value="7534" calcext:value-type="float">
            <text:p>7534</text:p>
          </table:table-cell>
          <table:table-cell office:value-type="float" office:value="4177" calcext:value-type="float">
            <text:p>4177</text:p>
          </table:table-cell>
          <table:table-cell table:formula="of:=([.B34]/1000-[.$G$2])/[.$G$1]" office:value-type="float" office:value="76.2242405206861" calcext:value-type="float">
            <text:p>76.22</text:p>
          </table:table-cell>
          <table:table-cell table:number-columns-repeated="6"/>
        </table:table-row>
        <table:table-row table:style-name="ro1">
          <table:table-cell office:value-type="float" office:value="7816" calcext:value-type="float">
            <text:p>7816</text:p>
          </table:table-cell>
          <table:table-cell office:value-type="float" office:value="4201" calcext:value-type="float">
            <text:p>4201</text:p>
          </table:table-cell>
          <table:table-cell table:formula="of:=([.B35]/1000-[.$G$2])/[.$G$1]" office:value-type="float" office:value="76.6430229108866" calcext:value-type="float">
            <text:p>76.64</text:p>
          </table:table-cell>
          <table:table-cell table:number-columns-repeated="6"/>
        </table:table-row>
        <table:table-row table:style-name="ro1">
          <table:table-cell office:value-type="float" office:value="7977" calcext:value-type="float">
            <text:p>7977</text:p>
          </table:table-cell>
          <table:table-cell office:value-type="float" office:value="4177" calcext:value-type="float">
            <text:p>4177</text:p>
          </table:table-cell>
          <table:table-cell table:formula="of:=([.B36]/1000-[.$G$2])/[.$G$1]" office:value-type="float" office:value="76.2242405206861" calcext:value-type="float">
            <text:p>76.22</text:p>
          </table:table-cell>
          <table:table-cell table:number-columns-repeated="6"/>
        </table:table-row>
        <table:table-row table:style-name="ro1">
          <table:table-cell office:value-type="float" office:value="8087" calcext:value-type="float">
            <text:p>8087</text:p>
          </table:table-cell>
          <table:table-cell office:value-type="float" office:value="4177" calcext:value-type="float">
            <text:p>4177</text:p>
          </table:table-cell>
          <table:table-cell table:formula="of:=([.B37]/1000-[.$G$2])/[.$G$1]" office:value-type="float" office:value="76.2242405206861" calcext:value-type="float">
            <text:p>76.22</text:p>
          </table:table-cell>
          <table:table-cell table:number-columns-repeated="6"/>
        </table:table-row>
        <table:table-row table:style-name="ro1">
          <table:table-cell office:value-type="float" office:value="8259" calcext:value-type="float">
            <text:p>8259</text:p>
          </table:table-cell>
          <table:table-cell office:value-type="float" office:value="4177" calcext:value-type="float">
            <text:p>4177</text:p>
          </table:table-cell>
          <table:table-cell table:formula="of:=([.B38]/1000-[.$G$2])/[.$G$1]" office:value-type="float" office:value="76.2242405206861" calcext:value-type="float">
            <text:p>76.22</text:p>
          </table:table-cell>
          <table:table-cell table:number-columns-repeated="6"/>
        </table:table-row>
        <table:table-row table:style-name="ro1">
          <table:table-cell office:value-type="float" office:value="8429" calcext:value-type="float">
            <text:p>8429</text:p>
          </table:table-cell>
          <table:table-cell office:value-type="float" office:value="4177" calcext:value-type="float">
            <text:p>4177</text:p>
          </table:table-cell>
          <table:table-cell table:formula="of:=([.B39]/1000-[.$G$2])/[.$G$1]" office:value-type="float" office:value="76.2242405206861" calcext:value-type="float">
            <text:p>76.22</text:p>
          </table:table-cell>
          <table:table-cell table:number-columns-repeated="6"/>
        </table:table-row>
        <table:table-row table:style-name="ro1">
          <table:table-cell office:value-type="float" office:value="8727" calcext:value-type="float">
            <text:p>8727</text:p>
          </table:table-cell>
          <table:table-cell office:value-type="float" office:value="4178" calcext:value-type="float">
            <text:p>4178</text:p>
          </table:table-cell>
          <table:table-cell table:formula="of:=([.B40]/1000-[.$G$2])/[.$G$1]" office:value-type="float" office:value="76.2416897869444" calcext:value-type="float">
            <text:p>76.24</text:p>
          </table:table-cell>
          <table:table-cell table:number-columns-repeated="6"/>
        </table:table-row>
        <table:table-row table:style-name="ro1">
          <table:table-cell office:value-type="float" office:value="8954" calcext:value-type="float">
            <text:p>8954</text:p>
          </table:table-cell>
          <table:table-cell office:value-type="float" office:value="4201" calcext:value-type="float">
            <text:p>4201</text:p>
          </table:table-cell>
          <table:table-cell table:formula="of:=([.B41]/1000-[.$G$2])/[.$G$1]" office:value-type="float" office:value="76.6430229108866" calcext:value-type="float">
            <text:p>76.64</text:p>
          </table:table-cell>
          <table:table-cell table:number-columns-repeated="6"/>
        </table:table-row>
        <table:table-row table:style-name="ro1">
          <table:table-cell office:value-type="float" office:value="9207" calcext:value-type="float">
            <text:p>9207</text:p>
          </table:table-cell>
          <table:table-cell office:value-type="float" office:value="4178" calcext:value-type="float">
            <text:p>4178</text:p>
          </table:table-cell>
          <table:table-cell table:formula="of:=([.B42]/1000-[.$G$2])/[.$G$1]" office:value-type="float" office:value="76.2416897869444" calcext:value-type="float">
            <text:p>76.24</text:p>
          </table:table-cell>
          <table:table-cell table:number-columns-repeated="6"/>
        </table:table-row>
        <table:table-row table:style-name="ro1">
          <table:table-cell office:value-type="float" office:value="9422" calcext:value-type="float">
            <text:p>9422</text:p>
          </table:table-cell>
          <table:table-cell office:value-type="float" office:value="4177" calcext:value-type="float">
            <text:p>4177</text:p>
          </table:table-cell>
          <table:table-cell table:formula="of:=([.B43]/1000-[.$G$2])/[.$G$1]" office:value-type="float" office:value="76.2242405206861" calcext:value-type="float">
            <text:p>76.22</text:p>
          </table:table-cell>
          <table:table-cell table:number-columns-repeated="6"/>
        </table:table-row>
        <table:table-row table:style-name="ro1">
          <table:table-cell office:value-type="float" office:value="9617" calcext:value-type="float">
            <text:p>9617</text:p>
          </table:table-cell>
          <table:table-cell office:value-type="float" office:value="4171" calcext:value-type="float">
            <text:p>4171</text:p>
          </table:table-cell>
          <table:table-cell table:formula="of:=([.B44]/1000-[.$G$2])/[.$G$1]" office:value-type="float" office:value="76.119544923136" calcext:value-type="float">
            <text:p>76.12</text:p>
          </table:table-cell>
          <table:table-cell table:number-columns-repeated="6"/>
        </table:table-row>
        <table:table-row table:style-name="ro1">
          <table:table-cell office:value-type="float" office:value="9744" calcext:value-type="float">
            <text:p>9744</text:p>
          </table:table-cell>
          <table:table-cell office:value-type="float" office:value="4177" calcext:value-type="float">
            <text:p>4177</text:p>
          </table:table-cell>
          <table:table-cell table:formula="of:=([.B45]/1000-[.$G$2])/[.$G$1]" office:value-type="float" office:value="76.2242405206861" calcext:value-type="float">
            <text:p>76.22</text:p>
          </table:table-cell>
          <table:table-cell table:number-columns-repeated="6"/>
        </table:table-row>
        <table:table-row table:style-name="ro1">
          <table:table-cell office:value-type="float" office:value="9877" calcext:value-type="float">
            <text:p>9877</text:p>
          </table:table-cell>
          <table:table-cell office:value-type="float" office:value="4171" calcext:value-type="float">
            <text:p>4171</text:p>
          </table:table-cell>
          <table:table-cell table:formula="of:=([.B46]/1000-[.$G$2])/[.$G$1]" office:value-type="float" office:value="76.119544923136" calcext:value-type="float">
            <text:p>76.12</text:p>
          </table:table-cell>
          <table:table-cell table:number-columns-repeated="6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float" office:value="4161" calcext:value-type="float">
            <text:p>4161</text:p>
          </table:table-cell>
          <table:table-cell table:formula="of:=([.B47]/1000-[.$G$2])/[.$G$1]" office:value-type="float" office:value="75.9450522605524" calcext:value-type="float">
            <text:p>75.95</text:p>
          </table:table-cell>
          <table:table-cell table:number-columns-repeated="6"/>
        </table:table-row>
        <table:table-row table:style-name="ro1">
          <table:table-cell office:value-type="float" office:value="10297" calcext:value-type="float">
            <text:p>10297</text:p>
          </table:table-cell>
          <table:table-cell office:value-type="float" office:value="4163" calcext:value-type="float">
            <text:p>4163</text:p>
          </table:table-cell>
          <table:table-cell table:formula="of:=([.B48]/1000-[.$G$2])/[.$G$1]" office:value-type="float" office:value="75.9799507930692" calcext:value-type="float">
            <text:p>75.98</text:p>
          </table:table-cell>
          <table:table-cell table:number-columns-repeated="6"/>
        </table:table-row>
        <table:table-row table:style-name="ro1">
          <table:table-cell office:value-type="float" office:value="10405" calcext:value-type="float">
            <text:p>10405</text:p>
          </table:table-cell>
          <table:table-cell office:value-type="float" office:value="4161" calcext:value-type="float">
            <text:p>4161</text:p>
          </table:table-cell>
          <table:table-cell table:formula="of:=([.B49]/1000-[.$G$2])/[.$G$1]" office:value-type="float" office:value="75.9450522605524" calcext:value-type="float">
            <text:p>75.95</text:p>
          </table:table-cell>
          <table:table-cell table:number-columns-repeated="6"/>
        </table:table-row>
        <table:table-row table:style-name="ro1">
          <table:table-cell office:value-type="float" office:value="10678" calcext:value-type="float">
            <text:p>10678</text:p>
          </table:table-cell>
          <table:table-cell office:value-type="float" office:value="4161" calcext:value-type="float">
            <text:p>4161</text:p>
          </table:table-cell>
          <table:table-cell table:formula="of:=([.B50]/1000-[.$G$2])/[.$G$1]" office:value-type="float" office:value="75.9450522605524" calcext:value-type="float">
            <text:p>75.95</text:p>
          </table:table-cell>
          <table:table-cell table:number-columns-repeated="6"/>
        </table:table-row>
        <table:table-row table:style-name="ro1">
          <table:table-cell office:value-type="float" office:value="10942" calcext:value-type="float">
            <text:p>10942</text:p>
          </table:table-cell>
          <table:table-cell office:value-type="float" office:value="4161" calcext:value-type="float">
            <text:p>4161</text:p>
          </table:table-cell>
          <table:table-cell table:formula="of:=([.B51]/1000-[.$G$2])/[.$G$1]" office:value-type="float" office:value="75.9450522605524" calcext:value-type="float">
            <text:p>75.95</text:p>
          </table:table-cell>
          <table:table-cell table:number-columns-repeated="6"/>
        </table:table-row>
        <table:table-row table:style-name="ro1">
          <table:table-cell office:value-type="float" office:value="11145" calcext:value-type="float">
            <text:p>11145</text:p>
          </table:table-cell>
          <table:table-cell office:value-type="float" office:value="4161" calcext:value-type="float">
            <text:p>4161</text:p>
          </table:table-cell>
          <table:table-cell table:formula="of:=([.B52]/1000-[.$G$2])/[.$G$1]" office:value-type="float" office:value="75.9450522605524" calcext:value-type="float">
            <text:p>75.95</text:p>
          </table:table-cell>
          <table:table-cell table:number-columns-repeated="6"/>
        </table:table-row>
        <table:table-row table:style-name="ro1">
          <table:table-cell office:value-type="float" office:value="11283" calcext:value-type="float">
            <text:p>11283</text:p>
          </table:table-cell>
          <table:table-cell office:value-type="float" office:value="4161" calcext:value-type="float">
            <text:p>4161</text:p>
          </table:table-cell>
          <table:table-cell table:formula="of:=([.B53]/1000-[.$G$2])/[.$G$1]" office:value-type="float" office:value="75.9450522605524" calcext:value-type="float">
            <text:p>75.95</text:p>
          </table:table-cell>
          <table:table-cell table:number-columns-repeated="6"/>
        </table:table-row>
        <table:table-row table:style-name="ro1">
          <table:table-cell office:value-type="float" office:value="11520" calcext:value-type="float">
            <text:p>11520</text:p>
          </table:table-cell>
          <table:table-cell office:value-type="float" office:value="4161" calcext:value-type="float">
            <text:p>4161</text:p>
          </table:table-cell>
          <table:table-cell table:formula="of:=([.B54]/1000-[.$G$2])/[.$G$1]" office:value-type="float" office:value="75.9450522605524" calcext:value-type="float">
            <text:p>75.95</text:p>
          </table:table-cell>
          <table:table-cell table:number-columns-repeated="6"/>
        </table:table-row>
        <table:table-row table:style-name="ro1">
          <table:table-cell office:value-type="float" office:value="11751" calcext:value-type="float">
            <text:p>11751</text:p>
          </table:table-cell>
          <table:table-cell office:value-type="float" office:value="4161" calcext:value-type="float">
            <text:p>4161</text:p>
          </table:table-cell>
          <table:table-cell table:formula="of:=([.B55]/1000-[.$G$2])/[.$G$1]" office:value-type="float" office:value="75.9450522605524" calcext:value-type="float">
            <text:p>75.95</text:p>
          </table:table-cell>
          <table:table-cell table:number-columns-repeated="6"/>
        </table:table-row>
        <table:table-row table:style-name="ro1">
          <table:table-cell office:value-type="float" office:value="12023" calcext:value-type="float">
            <text:p>12023</text:p>
          </table:table-cell>
          <table:table-cell office:value-type="float" office:value="4161" calcext:value-type="float">
            <text:p>4161</text:p>
          </table:table-cell>
          <table:table-cell table:formula="of:=([.B56]/1000-[.$G$2])/[.$G$1]" office:value-type="float" office:value="75.9450522605524" calcext:value-type="float">
            <text:p>75.95</text:p>
          </table:table-cell>
          <table:table-cell table:number-columns-repeated="6"/>
        </table:table-row>
        <table:table-row table:style-name="ro1">
          <table:table-cell office:value-type="float" office:value="12155" calcext:value-type="float">
            <text:p>12155</text:p>
          </table:table-cell>
          <table:table-cell office:value-type="float" office:value="4155" calcext:value-type="float">
            <text:p>4155</text:p>
          </table:table-cell>
          <table:table-cell table:formula="of:=([.B57]/1000-[.$G$2])/[.$G$1]" office:value-type="float" office:value="75.8403566630023" calcext:value-type="float">
            <text:p>75.84</text:p>
          </table:table-cell>
          <table:table-cell table:number-columns-repeated="6"/>
        </table:table-row>
        <table:table-row table:style-name="ro1">
          <table:table-cell office:value-type="float" office:value="12436" calcext:value-type="float">
            <text:p>12436</text:p>
          </table:table-cell>
          <table:table-cell office:value-type="float" office:value="4161" calcext:value-type="float">
            <text:p>4161</text:p>
          </table:table-cell>
          <table:table-cell table:formula="of:=([.B58]/1000-[.$G$2])/[.$G$1]" office:value-type="float" office:value="75.9450522605524" calcext:value-type="float">
            <text:p>75.95</text:p>
          </table:table-cell>
          <table:table-cell table:number-columns-repeated="6"/>
        </table:table-row>
        <table:table-row table:style-name="ro1">
          <table:table-cell office:value-type="float" office:value="12653" calcext:value-type="float">
            <text:p>12653</text:p>
          </table:table-cell>
          <table:table-cell office:value-type="float" office:value="4161" calcext:value-type="float">
            <text:p>4161</text:p>
          </table:table-cell>
          <table:table-cell table:formula="of:=([.B59]/1000-[.$G$2])/[.$G$1]" office:value-type="float" office:value="75.9450522605524" calcext:value-type="float">
            <text:p>75.95</text:p>
          </table:table-cell>
          <table:table-cell table:number-columns-repeated="6"/>
        </table:table-row>
        <table:table-row table:style-name="ro1">
          <table:table-cell office:value-type="float" office:value="12821" calcext:value-type="float">
            <text:p>12821</text:p>
          </table:table-cell>
          <table:table-cell office:value-type="float" office:value="4161" calcext:value-type="float">
            <text:p>4161</text:p>
          </table:table-cell>
          <table:table-cell table:formula="of:=([.B60]/1000-[.$G$2])/[.$G$1]" office:value-type="float" office:value="75.9450522605524" calcext:value-type="float">
            <text:p>75.95</text:p>
          </table:table-cell>
          <table:table-cell table:number-columns-repeated="6"/>
        </table:table-row>
        <table:table-row table:style-name="ro1">
          <table:table-cell office:value-type="float" office:value="13062" calcext:value-type="float">
            <text:p>13062</text:p>
          </table:table-cell>
          <table:table-cell office:value-type="float" office:value="4162" calcext:value-type="float">
            <text:p>4162</text:p>
          </table:table-cell>
          <table:table-cell table:formula="of:=([.B61]/1000-[.$G$2])/[.$G$1]" office:value-type="float" office:value="75.9625015268108" calcext:value-type="float">
            <text:p>75.96</text:p>
          </table:table-cell>
          <table:table-cell table:number-columns-repeated="6"/>
        </table:table-row>
        <table:table-row table:style-name="ro1">
          <table:table-cell office:value-type="float" office:value="13175" calcext:value-type="float">
            <text:p>13175</text:p>
          </table:table-cell>
          <table:table-cell office:value-type="float" office:value="4162" calcext:value-type="float">
            <text:p>4162</text:p>
          </table:table-cell>
          <table:table-cell table:formula="of:=([.B62]/1000-[.$G$2])/[.$G$1]" office:value-type="float" office:value="75.9625015268108" calcext:value-type="float">
            <text:p>75.96</text:p>
          </table:table-cell>
          <table:table-cell table:number-columns-repeated="6"/>
        </table:table-row>
        <table:table-row table:style-name="ro1">
          <table:table-cell office:value-type="float" office:value="13408" calcext:value-type="float">
            <text:p>13408</text:p>
          </table:table-cell>
          <table:table-cell office:value-type="float" office:value="4162" calcext:value-type="float">
            <text:p>4162</text:p>
          </table:table-cell>
          <table:table-cell table:formula="of:=([.B63]/1000-[.$G$2])/[.$G$1]" office:value-type="float" office:value="75.9625015268108" calcext:value-type="float">
            <text:p>75.96</text:p>
          </table:table-cell>
          <table:table-cell table:number-columns-repeated="6"/>
        </table:table-row>
        <table:table-row table:style-name="ro1">
          <table:table-cell office:value-type="float" office:value="13546" calcext:value-type="float">
            <text:p>13546</text:p>
          </table:table-cell>
          <table:table-cell office:value-type="float" office:value="4161" calcext:value-type="float">
            <text:p>4161</text:p>
          </table:table-cell>
          <table:table-cell table:formula="of:=([.B64]/1000-[.$G$2])/[.$G$1]" office:value-type="float" office:value="75.9450522605524" calcext:value-type="float">
            <text:p>75.95</text:p>
          </table:table-cell>
          <table:table-cell table:number-columns-repeated="6"/>
        </table:table-row>
        <table:table-row table:style-name="ro1">
          <table:table-cell office:value-type="float" office:value="13834" calcext:value-type="float">
            <text:p>13834</text:p>
          </table:table-cell>
          <table:table-cell office:value-type="float" office:value="4156" calcext:value-type="float">
            <text:p>4156</text:p>
          </table:table-cell>
          <table:table-cell table:formula="of:=([.B65]/1000-[.$G$2])/[.$G$1]" office:value-type="float" office:value="75.8578059292607" calcext:value-type="float">
            <text:p>75.86</text:p>
          </table:table-cell>
          <table:table-cell table:number-columns-repeated="6"/>
        </table:table-row>
        <table:table-row table:style-name="ro1">
          <table:table-cell office:value-type="float" office:value="14069" calcext:value-type="float">
            <text:p>14069</text:p>
          </table:table-cell>
          <table:table-cell office:value-type="float" office:value="4161" calcext:value-type="float">
            <text:p>4161</text:p>
          </table:table-cell>
          <table:table-cell table:formula="of:=([.B66]/1000-[.$G$2])/[.$G$1]" office:value-type="float" office:value="75.9450522605524" calcext:value-type="float">
            <text:p>75.95</text:p>
          </table:table-cell>
          <table:table-cell table:number-columns-repeated="6"/>
        </table:table-row>
        <table:table-row table:style-name="ro1">
          <table:table-cell office:value-type="float" office:value="14361" calcext:value-type="float">
            <text:p>14361</text:p>
          </table:table-cell>
          <table:table-cell office:value-type="float" office:value="4212" calcext:value-type="float">
            <text:p>4212</text:p>
          </table:table-cell>
          <table:table-cell table:formula="of:=([.B67]/1000-[.$G$2])/[.$G$1]" office:value-type="float" office:value="76.8349648397285" calcext:value-type="float">
            <text:p>76.83</text:p>
          </table:table-cell>
          <table:table-cell table:number-columns-repeated="6"/>
        </table:table-row>
        <table:table-row table:style-name="ro1">
          <table:table-cell office:value-type="float" office:value="14597" calcext:value-type="float">
            <text:p>14597</text:p>
          </table:table-cell>
          <table:table-cell office:value-type="float" office:value="4185" calcext:value-type="float">
            <text:p>4185</text:p>
          </table:table-cell>
          <table:table-cell table:formula="of:=([.B68]/1000-[.$G$2])/[.$G$1]" office:value-type="float" office:value="76.3638346507529" calcext:value-type="float">
            <text:p>76.36</text:p>
          </table:table-cell>
          <table:table-cell table:number-columns-repeated="6"/>
        </table:table-row>
        <table:table-row table:style-name="ro1">
          <table:table-cell office:value-type="float" office:value="14765" calcext:value-type="float">
            <text:p>14765</text:p>
          </table:table-cell>
          <table:table-cell office:value-type="float" office:value="4161" calcext:value-type="float">
            <text:p>4161</text:p>
          </table:table-cell>
          <table:table-cell table:formula="of:=([.B69]/1000-[.$G$2])/[.$G$1]" office:value-type="float" office:value="75.9450522605524" calcext:value-type="float">
            <text:p>75.95</text:p>
          </table:table-cell>
          <table:table-cell table:number-columns-repeated="6"/>
        </table:table-row>
        <table:table-row table:style-name="ro1">
          <table:table-cell office:value-type="float" office:value="14932" calcext:value-type="float">
            <text:p>14932</text:p>
          </table:table-cell>
          <table:table-cell office:value-type="float" office:value="4162" calcext:value-type="float">
            <text:p>4162</text:p>
          </table:table-cell>
          <table:table-cell table:formula="of:=([.B70]/1000-[.$G$2])/[.$G$1]" office:value-type="float" office:value="75.9625015268108" calcext:value-type="float">
            <text:p>75.96</text:p>
          </table:table-cell>
          <table:table-cell table:number-columns-repeated="6"/>
        </table:table-row>
        <table:table-row table:style-name="ro1">
          <table:table-cell office:value-type="float" office:value="15039" calcext:value-type="float">
            <text:p>15039</text:p>
          </table:table-cell>
          <table:table-cell office:value-type="float" office:value="4186" calcext:value-type="float">
            <text:p>4186</text:p>
          </table:table-cell>
          <table:table-cell table:formula="of:=([.B71]/1000-[.$G$2])/[.$G$1]" office:value-type="float" office:value="76.3812839170113" calcext:value-type="float">
            <text:p>76.38</text:p>
          </table:table-cell>
          <table:table-cell table:number-columns-repeated="6"/>
        </table:table-row>
        <table:table-row table:style-name="ro1">
          <table:table-cell office:value-type="float" office:value="15247" calcext:value-type="float">
            <text:p>15247</text:p>
          </table:table-cell>
          <table:table-cell office:value-type="float" office:value="4186" calcext:value-type="float">
            <text:p>4186</text:p>
          </table:table-cell>
          <table:table-cell table:formula="of:=([.B72]/1000-[.$G$2])/[.$G$1]" office:value-type="float" office:value="76.3812839170113" calcext:value-type="float">
            <text:p>76.38</text:p>
          </table:table-cell>
          <table:table-cell table:number-columns-repeated="6"/>
        </table:table-row>
        <table:table-row table:style-name="ro1">
          <table:table-cell office:value-type="float" office:value="15542" calcext:value-type="float">
            <text:p>15542</text:p>
          </table:table-cell>
          <table:table-cell office:value-type="float" office:value="4186" calcext:value-type="float">
            <text:p>4186</text:p>
          </table:table-cell>
          <table:table-cell table:formula="of:=([.B73]/1000-[.$G$2])/[.$G$1]" office:value-type="float" office:value="76.3812839170113" calcext:value-type="float">
            <text:p>76.38</text:p>
          </table:table-cell>
          <table:table-cell table:number-columns-repeated="6"/>
        </table:table-row>
        <table:table-row table:style-name="ro1">
          <table:table-cell office:value-type="float" office:value="15744" calcext:value-type="float">
            <text:p>15744</text:p>
          </table:table-cell>
          <table:table-cell office:value-type="float" office:value="4210" calcext:value-type="float">
            <text:p>4210</text:p>
          </table:table-cell>
          <table:table-cell table:formula="of:=([.B74]/1000-[.$G$2])/[.$G$1]" office:value-type="float" office:value="76.8000663072118" calcext:value-type="float">
            <text:p>76.80</text:p>
          </table:table-cell>
          <table:table-cell table:number-columns-repeated="6"/>
        </table:table-row>
        <table:table-row table:style-name="ro1">
          <table:table-cell office:value-type="float" office:value="15926" calcext:value-type="float">
            <text:p>15926</text:p>
          </table:table-cell>
          <table:table-cell office:value-type="float" office:value="4185" calcext:value-type="float">
            <text:p>4185</text:p>
          </table:table-cell>
          <table:table-cell table:formula="of:=([.B75]/1000-[.$G$2])/[.$G$1]" office:value-type="float" office:value="76.3638346507529" calcext:value-type="float">
            <text:p>76.36</text:p>
          </table:table-cell>
          <table:table-cell table:number-columns-repeated="6"/>
        </table:table-row>
        <table:table-row table:style-name="ro1">
          <table:table-cell office:value-type="float" office:value="16209" calcext:value-type="float">
            <text:p>16209</text:p>
          </table:table-cell>
          <table:table-cell office:value-type="float" office:value="4179" calcext:value-type="float">
            <text:p>4179</text:p>
          </table:table-cell>
          <table:table-cell table:formula="of:=([.B76]/1000-[.$G$2])/[.$G$1]" office:value-type="float" office:value="76.2591390532028" calcext:value-type="float">
            <text:p>76.26</text:p>
          </table:table-cell>
          <table:table-cell table:number-columns-repeated="6"/>
        </table:table-row>
        <table:table-row table:style-name="ro1">
          <table:table-cell office:value-type="float" office:value="16369" calcext:value-type="float">
            <text:p>16369</text:p>
          </table:table-cell>
          <table:table-cell office:value-type="float" office:value="4186" calcext:value-type="float">
            <text:p>4186</text:p>
          </table:table-cell>
          <table:table-cell table:formula="of:=([.B77]/1000-[.$G$2])/[.$G$1]" office:value-type="float" office:value="76.3812839170113" calcext:value-type="float">
            <text:p>76.38</text:p>
          </table:table-cell>
          <table:table-cell table:number-columns-repeated="6"/>
        </table:table-row>
        <table:table-row table:style-name="ro1">
          <table:table-cell office:value-type="float" office:value="16561" calcext:value-type="float">
            <text:p>16561</text:p>
          </table:table-cell>
          <table:table-cell office:value-type="float" office:value="4187" calcext:value-type="float">
            <text:p>4187</text:p>
          </table:table-cell>
          <table:table-cell table:formula="of:=([.B78]/1000-[.$G$2])/[.$G$1]" office:value-type="float" office:value="76.3987331832696" calcext:value-type="float">
            <text:p>76.40</text:p>
          </table:table-cell>
          <table:table-cell table:number-columns-repeated="6"/>
        </table:table-row>
        <table:table-row table:style-name="ro1">
          <table:table-cell office:value-type="float" office:value="16707" calcext:value-type="float">
            <text:p>16707</text:p>
          </table:table-cell>
          <table:table-cell office:value-type="float" office:value="4186" calcext:value-type="float">
            <text:p>4186</text:p>
          </table:table-cell>
          <table:table-cell table:formula="of:=([.B79]/1000-[.$G$2])/[.$G$1]" office:value-type="float" office:value="76.3812839170113" calcext:value-type="float">
            <text:p>76.38</text:p>
          </table:table-cell>
          <table:table-cell table:number-columns-repeated="6"/>
        </table:table-row>
        <table:table-row table:style-name="ro1">
          <table:table-cell office:value-type="float" office:value="16835" calcext:value-type="float">
            <text:p>16835</text:p>
          </table:table-cell>
          <table:table-cell office:value-type="float" office:value="4186" calcext:value-type="float">
            <text:p>4186</text:p>
          </table:table-cell>
          <table:table-cell table:formula="of:=([.B80]/1000-[.$G$2])/[.$G$1]" office:value-type="float" office:value="76.3812839170113" calcext:value-type="float">
            <text:p>76.38</text:p>
          </table:table-cell>
          <table:table-cell table:number-columns-repeated="6"/>
        </table:table-row>
        <table:table-row table:style-name="ro1">
          <table:table-cell office:value-type="float" office:value="17111" calcext:value-type="float">
            <text:p>17111</text:p>
          </table:table-cell>
          <table:table-cell office:value-type="float" office:value="4186" calcext:value-type="float">
            <text:p>4186</text:p>
          </table:table-cell>
          <table:table-cell table:formula="of:=([.B81]/1000-[.$G$2])/[.$G$1]" office:value-type="float" office:value="76.3812839170113" calcext:value-type="float">
            <text:p>76.38</text:p>
          </table:table-cell>
          <table:table-cell table:number-columns-repeated="6"/>
        </table:table-row>
        <table:table-row table:style-name="ro1">
          <table:table-cell office:value-type="float" office:value="17291" calcext:value-type="float">
            <text:p>17291</text:p>
          </table:table-cell>
          <table:table-cell office:value-type="float" office:value="4207" calcext:value-type="float">
            <text:p>4207</text:p>
          </table:table-cell>
          <table:table-cell table:formula="of:=([.B82]/1000-[.$G$2])/[.$G$1]" office:value-type="float" office:value="76.7477185084367" calcext:value-type="float">
            <text:p>76.75</text:p>
          </table:table-cell>
          <table:table-cell table:number-columns-repeated="6"/>
        </table:table-row>
        <table:table-row table:style-name="ro1">
          <table:table-cell office:value-type="float" office:value="17503" calcext:value-type="float">
            <text:p>17503</text:p>
          </table:table-cell>
          <table:table-cell office:value-type="float" office:value="4164" calcext:value-type="float">
            <text:p>4164</text:p>
          </table:table-cell>
          <table:table-cell table:formula="of:=([.B83]/1000-[.$G$2])/[.$G$1]" office:value-type="float" office:value="75.9974000593275" calcext:value-type="float">
            <text:p>76.00</text:p>
          </table:table-cell>
          <table:table-cell table:number-columns-repeated="6"/>
        </table:table-row>
        <table:table-row table:style-name="ro1">
          <table:table-cell office:value-type="float" office:value="17689" calcext:value-type="float">
            <text:p>17689</text:p>
          </table:table-cell>
          <table:table-cell office:value-type="float" office:value="4165" calcext:value-type="float">
            <text:p>4165</text:p>
          </table:table-cell>
          <table:table-cell table:formula="of:=([.B84]/1000-[.$G$2])/[.$G$1]" office:value-type="float" office:value="76.0148493255859" calcext:value-type="float">
            <text:p>76.01</text:p>
          </table:table-cell>
          <table:table-cell table:number-columns-repeated="6"/>
        </table:table-row>
        <table:table-row table:style-name="ro1">
          <table:table-cell office:value-type="float" office:value="17960" calcext:value-type="float">
            <text:p>17960</text:p>
          </table:table-cell>
          <table:table-cell office:value-type="float" office:value="4213" calcext:value-type="float">
            <text:p>4213</text:p>
          </table:table-cell>
          <table:table-cell table:formula="of:=([.B85]/1000-[.$G$2])/[.$G$1]" office:value-type="float" office:value="76.8524141059868" calcext:value-type="float">
            <text:p>76.85</text:p>
          </table:table-cell>
          <table:table-cell table:number-columns-repeated="6"/>
        </table:table-row>
        <table:table-row table:style-name="ro1">
          <table:table-cell office:value-type="float" office:value="18196" calcext:value-type="float">
            <text:p>18196</text:p>
          </table:table-cell>
          <table:table-cell office:value-type="float" office:value="4180" calcext:value-type="float">
            <text:p>4180</text:p>
          </table:table-cell>
          <table:table-cell table:formula="of:=([.B86]/1000-[.$G$2])/[.$G$1]" office:value-type="float" office:value="76.2765883194612" calcext:value-type="float">
            <text:p>76.28</text:p>
          </table:table-cell>
          <table:table-cell table:number-columns-repeated="6"/>
        </table:table-row>
        <table:table-row table:style-name="ro1">
          <table:table-cell office:value-type="float" office:value="18391" calcext:value-type="float">
            <text:p>18391</text:p>
          </table:table-cell>
          <table:table-cell office:value-type="float" office:value="4186" calcext:value-type="float">
            <text:p>4186</text:p>
          </table:table-cell>
          <table:table-cell table:formula="of:=([.B87]/1000-[.$G$2])/[.$G$1]" office:value-type="float" office:value="76.3812839170113" calcext:value-type="float">
            <text:p>76.38</text:p>
          </table:table-cell>
          <table:table-cell table:number-columns-repeated="6"/>
        </table:table-row>
        <table:table-row table:style-name="ro1">
          <table:table-cell office:value-type="float" office:value="18647" calcext:value-type="float">
            <text:p>18647</text:p>
          </table:table-cell>
          <table:table-cell office:value-type="float" office:value="4161" calcext:value-type="float">
            <text:p>4161</text:p>
          </table:table-cell>
          <table:table-cell table:formula="of:=([.B88]/1000-[.$G$2])/[.$G$1]" office:value-type="float" office:value="75.9450522605524" calcext:value-type="float">
            <text:p>75.95</text:p>
          </table:table-cell>
          <table:table-cell table:number-columns-repeated="6"/>
        </table:table-row>
        <table:table-row table:style-name="ro1">
          <table:table-cell office:value-type="float" office:value="18765" calcext:value-type="float">
            <text:p>18765</text:p>
          </table:table-cell>
          <table:table-cell office:value-type="float" office:value="4161" calcext:value-type="float">
            <text:p>4161</text:p>
          </table:table-cell>
          <table:table-cell table:formula="of:=([.B89]/1000-[.$G$2])/[.$G$1]" office:value-type="float" office:value="75.9450522605524" calcext:value-type="float">
            <text:p>75.95</text:p>
          </table:table-cell>
          <table:table-cell table:number-columns-repeated="6"/>
        </table:table-row>
        <table:table-row table:style-name="ro1">
          <table:table-cell office:value-type="float" office:value="18941" calcext:value-type="float">
            <text:p>18941</text:p>
          </table:table-cell>
          <table:table-cell office:value-type="float" office:value="4161" calcext:value-type="float">
            <text:p>4161</text:p>
          </table:table-cell>
          <table:table-cell table:formula="of:=([.B90]/1000-[.$G$2])/[.$G$1]" office:value-type="float" office:value="75.9450522605524" calcext:value-type="float">
            <text:p>75.95</text:p>
          </table:table-cell>
          <table:table-cell table:number-columns-repeated="6"/>
        </table:table-row>
        <table:table-row table:style-name="ro1">
          <table:table-cell office:value-type="float" office:value="19179" calcext:value-type="float">
            <text:p>19179</text:p>
          </table:table-cell>
          <table:table-cell office:value-type="float" office:value="4161" calcext:value-type="float">
            <text:p>4161</text:p>
          </table:table-cell>
          <table:table-cell table:formula="of:=([.B91]/1000-[.$G$2])/[.$G$1]" office:value-type="float" office:value="75.9450522605524" calcext:value-type="float">
            <text:p>75.95</text:p>
          </table:table-cell>
          <table:table-cell table:number-columns-repeated="6"/>
        </table:table-row>
        <table:table-row table:style-name="ro1">
          <table:table-cell office:value-type="float" office:value="19416" calcext:value-type="float">
            <text:p>19416</text:p>
          </table:table-cell>
          <table:table-cell office:value-type="float" office:value="4162" calcext:value-type="float">
            <text:p>4162</text:p>
          </table:table-cell>
          <table:table-cell table:formula="of:=([.B92]/1000-[.$G$2])/[.$G$1]" office:value-type="float" office:value="75.9625015268108" calcext:value-type="float">
            <text:p>75.96</text:p>
          </table:table-cell>
          <table:table-cell table:number-columns-repeated="6"/>
        </table:table-row>
        <table:table-row table:style-name="ro1">
          <table:table-cell office:value-type="float" office:value="19685" calcext:value-type="float">
            <text:p>19685</text:p>
          </table:table-cell>
          <table:table-cell office:value-type="float" office:value="4183" calcext:value-type="float">
            <text:p>4183</text:p>
          </table:table-cell>
          <table:table-cell table:formula="of:=([.B93]/1000-[.$G$2])/[.$G$1]" office:value-type="float" office:value="76.3289361182362" calcext:value-type="float">
            <text:p>76.33</text:p>
          </table:table-cell>
          <table:table-cell table:number-columns-repeated="6"/>
        </table:table-row>
        <table:table-row table:style-name="ro1">
          <table:table-cell office:value-type="float" office:value="19935" calcext:value-type="float">
            <text:p>19935</text:p>
          </table:table-cell>
          <table:table-cell office:value-type="float" office:value="4207" calcext:value-type="float">
            <text:p>4207</text:p>
          </table:table-cell>
          <table:table-cell table:formula="of:=([.B94]/1000-[.$G$2])/[.$G$1]" office:value-type="float" office:value="76.7477185084367" calcext:value-type="float">
            <text:p>76.75</text:p>
          </table:table-cell>
          <table:table-cell table:number-columns-repeated="6"/>
        </table:table-row>
        <table:table-row table:style-name="ro1">
          <table:table-cell office:value-type="float" office:value="20161" calcext:value-type="float">
            <text:p>20161</text:p>
          </table:table-cell>
          <table:table-cell office:value-type="float" office:value="4210" calcext:value-type="float">
            <text:p>4210</text:p>
          </table:table-cell>
          <table:table-cell table:formula="of:=([.B95]/1000-[.$G$2])/[.$G$1]" office:value-type="float" office:value="76.8000663072118" calcext:value-type="float">
            <text:p>76.80</text:p>
          </table:table-cell>
          <table:table-cell table:number-columns-repeated="6"/>
        </table:table-row>
        <table:table-row table:style-name="ro1">
          <table:table-cell office:value-type="float" office:value="20271" calcext:value-type="float">
            <text:p>20271</text:p>
          </table:table-cell>
          <table:table-cell office:value-type="float" office:value="4204" calcext:value-type="float">
            <text:p>4204</text:p>
          </table:table-cell>
          <table:table-cell table:formula="of:=([.B96]/1000-[.$G$2])/[.$G$1]" office:value-type="float" office:value="76.6953707096616" calcext:value-type="float">
            <text:p>76.70</text:p>
          </table:table-cell>
          <table:table-cell table:number-columns-repeated="6"/>
        </table:table-row>
        <table:table-row table:style-name="ro1">
          <table:table-cell office:value-type="float" office:value="20387" calcext:value-type="float">
            <text:p>20387</text:p>
          </table:table-cell>
          <table:table-cell office:value-type="float" office:value="4210" calcext:value-type="float">
            <text:p>4210</text:p>
          </table:table-cell>
          <table:table-cell table:formula="of:=([.B97]/1000-[.$G$2])/[.$G$1]" office:value-type="float" office:value="76.8000663072118" calcext:value-type="float">
            <text:p>76.80</text:p>
          </table:table-cell>
          <table:table-cell table:number-columns-repeated="6"/>
        </table:table-row>
        <table:table-row table:style-name="ro1">
          <table:table-cell office:value-type="float" office:value="20564" calcext:value-type="float">
            <text:p>20564</text:p>
          </table:table-cell>
          <table:table-cell office:value-type="float" office:value="4211" calcext:value-type="float">
            <text:p>4211</text:p>
          </table:table-cell>
          <table:table-cell table:formula="of:=([.B98]/1000-[.$G$2])/[.$G$1]" office:value-type="float" office:value="76.8175155734701" calcext:value-type="float">
            <text:p>76.82</text:p>
          </table:table-cell>
          <table:table-cell table:number-columns-repeated="6"/>
        </table:table-row>
        <table:table-row table:style-name="ro1">
          <table:table-cell office:value-type="float" office:value="20755" calcext:value-type="float">
            <text:p>20755</text:p>
          </table:table-cell>
          <table:table-cell office:value-type="float" office:value="4182" calcext:value-type="float">
            <text:p>4182</text:p>
          </table:table-cell>
          <table:table-cell table:formula="of:=([.B99]/1000-[.$G$2])/[.$G$1]" office:value-type="float" office:value="76.3114868519779" calcext:value-type="float">
            <text:p>76.31</text:p>
          </table:table-cell>
          <table:table-cell table:number-columns-repeated="6"/>
        </table:table-row>
        <table:table-row table:style-name="ro1">
          <table:table-cell office:value-type="float" office:value="20951" calcext:value-type="float">
            <text:p>20951</text:p>
          </table:table-cell>
          <table:table-cell office:value-type="float" office:value="4161" calcext:value-type="float">
            <text:p>4161</text:p>
          </table:table-cell>
          <table:table-cell table:formula="of:=([.B100]/1000-[.$G$2])/[.$G$1]" office:value-type="float" office:value="75.9450522605524" calcext:value-type="float">
            <text:p>75.95</text:p>
          </table:table-cell>
          <table:table-cell table:number-columns-repeated="6"/>
        </table:table-row>
        <table:table-row table:style-name="ro1">
          <table:table-cell office:value-type="float" office:value="21194" calcext:value-type="float">
            <text:p>21194</text:p>
          </table:table-cell>
          <table:table-cell office:value-type="float" office:value="4161" calcext:value-type="float">
            <text:p>4161</text:p>
          </table:table-cell>
          <table:table-cell table:formula="of:=([.B101]/1000-[.$G$2])/[.$G$1]" office:value-type="float" office:value="75.9450522605524" calcext:value-type="float">
            <text:p>75.95</text:p>
          </table:table-cell>
          <table:table-cell table:number-columns-repeated="6"/>
        </table:table-row>
        <table:table-row table:style-name="ro1">
          <table:table-cell office:value-type="float" office:value="21303" calcext:value-type="float">
            <text:p>21303</text:p>
          </table:table-cell>
          <table:table-cell office:value-type="float" office:value="4161" calcext:value-type="float">
            <text:p>4161</text:p>
          </table:table-cell>
          <table:table-cell table:formula="of:=([.B102]/1000-[.$G$2])/[.$G$1]" office:value-type="float" office:value="75.9450522605524" calcext:value-type="float">
            <text:p>75.95</text:p>
          </table:table-cell>
          <table:table-cell table:number-columns-repeated="6"/>
        </table:table-row>
        <table:table-row table:style-name="ro1">
          <table:table-cell office:value-type="float" office:value="21588" calcext:value-type="float">
            <text:p>21588</text:p>
          </table:table-cell>
          <table:table-cell office:value-type="float" office:value="4185" calcext:value-type="float">
            <text:p>4185</text:p>
          </table:table-cell>
          <table:table-cell table:formula="of:=([.B103]/1000-[.$G$2])/[.$G$1]" office:value-type="float" office:value="76.3638346507529" calcext:value-type="float">
            <text:p>76.36</text:p>
          </table:table-cell>
          <table:table-cell table:number-columns-repeated="6"/>
        </table:table-row>
        <table:table-row table:style-name="ro1">
          <table:table-cell office:value-type="float" office:value="21874" calcext:value-type="float">
            <text:p>21874</text:p>
          </table:table-cell>
          <table:table-cell office:value-type="float" office:value="4179" calcext:value-type="float">
            <text:p>4179</text:p>
          </table:table-cell>
          <table:table-cell table:formula="of:=([.B104]/1000-[.$G$2])/[.$G$1]" office:value-type="float" office:value="76.2591390532028" calcext:value-type="float">
            <text:p>76.26</text:p>
          </table:table-cell>
          <table:table-cell table:number-columns-repeated="6"/>
        </table:table-row>
        <table:table-row table:style-name="ro1">
          <table:table-cell office:value-type="float" office:value="22003" calcext:value-type="float">
            <text:p>22003</text:p>
          </table:table-cell>
          <table:table-cell office:value-type="float" office:value="4176" calcext:value-type="float">
            <text:p>4176</text:p>
          </table:table-cell>
          <table:table-cell table:formula="of:=([.B105]/1000-[.$G$2])/[.$G$1]" office:value-type="float" office:value="76.2067912544277" calcext:value-type="float">
            <text:p>76.21</text:p>
          </table:table-cell>
          <table:table-cell table:number-columns-repeated="6"/>
        </table:table-row>
        <table:table-row table:style-name="ro1">
          <table:table-cell office:value-type="float" office:value="22253" calcext:value-type="float">
            <text:p>22253</text:p>
          </table:table-cell>
          <table:table-cell office:value-type="float" office:value="4183" calcext:value-type="float">
            <text:p>4183</text:p>
          </table:table-cell>
          <table:table-cell table:formula="of:=([.B106]/1000-[.$G$2])/[.$G$1]" office:value-type="float" office:value="76.3289361182362" calcext:value-type="float">
            <text:p>76.33</text:p>
          </table:table-cell>
          <table:table-cell table:number-columns-repeated="6"/>
        </table:table-row>
        <table:table-row table:style-name="ro1">
          <table:table-cell office:value-type="float" office:value="22425" calcext:value-type="float">
            <text:p>22425</text:p>
          </table:table-cell>
          <table:table-cell office:value-type="float" office:value="4184" calcext:value-type="float">
            <text:p>4184</text:p>
          </table:table-cell>
          <table:table-cell table:formula="of:=([.B107]/1000-[.$G$2])/[.$G$1]" office:value-type="float" office:value="76.3463853844946" calcext:value-type="float">
            <text:p>76.35</text:p>
          </table:table-cell>
          <table:table-cell table:number-columns-repeated="6"/>
        </table:table-row>
        <table:table-row table:style-name="ro1">
          <table:table-cell office:value-type="float" office:value="22537" calcext:value-type="float">
            <text:p>22537</text:p>
          </table:table-cell>
          <table:table-cell office:value-type="float" office:value="4210" calcext:value-type="float">
            <text:p>4210</text:p>
          </table:table-cell>
          <table:table-cell table:formula="of:=([.B108]/1000-[.$G$2])/[.$G$1]" office:value-type="float" office:value="76.8000663072118" calcext:value-type="float">
            <text:p>76.80</text:p>
          </table:table-cell>
          <table:table-cell table:number-columns-repeated="6"/>
        </table:table-row>
        <table:table-row table:style-name="ro1">
          <table:table-cell office:value-type="float" office:value="22806" calcext:value-type="float">
            <text:p>22806</text:p>
          </table:table-cell>
          <table:table-cell office:value-type="float" office:value="4183" calcext:value-type="float">
            <text:p>4183</text:p>
          </table:table-cell>
          <table:table-cell table:formula="of:=([.B109]/1000-[.$G$2])/[.$G$1]" office:value-type="float" office:value="76.3289361182362" calcext:value-type="float">
            <text:p>76.33</text:p>
          </table:table-cell>
          <table:table-cell table:number-columns-repeated="6"/>
        </table:table-row>
        <table:table-row table:style-name="ro1">
          <table:table-cell office:value-type="float" office:value="23058" calcext:value-type="float">
            <text:p>23058</text:p>
          </table:table-cell>
          <table:table-cell office:value-type="float" office:value="4210" calcext:value-type="float">
            <text:p>4210</text:p>
          </table:table-cell>
          <table:table-cell table:formula="of:=([.B110]/1000-[.$G$2])/[.$G$1]" office:value-type="float" office:value="76.8000663072118" calcext:value-type="float">
            <text:p>76.80</text:p>
          </table:table-cell>
          <table:table-cell table:number-columns-repeated="6"/>
        </table:table-row>
        <table:table-row table:style-name="ro1">
          <table:table-cell office:value-type="float" office:value="23187" calcext:value-type="float">
            <text:p>23187</text:p>
          </table:table-cell>
          <table:table-cell office:value-type="float" office:value="4182" calcext:value-type="float">
            <text:p>4182</text:p>
          </table:table-cell>
          <table:table-cell table:formula="of:=([.B111]/1000-[.$G$2])/[.$G$1]" office:value-type="float" office:value="76.3114868519779" calcext:value-type="float">
            <text:p>76.31</text:p>
          </table:table-cell>
          <table:table-cell table:number-columns-repeated="6"/>
        </table:table-row>
        <table:table-row table:style-name="ro1">
          <table:table-cell office:value-type="float" office:value="23351" calcext:value-type="float">
            <text:p>23351</text:p>
          </table:table-cell>
          <table:table-cell office:value-type="float" office:value="4183" calcext:value-type="float">
            <text:p>4183</text:p>
          </table:table-cell>
          <table:table-cell table:formula="of:=([.B112]/1000-[.$G$2])/[.$G$1]" office:value-type="float" office:value="76.3289361182362" calcext:value-type="float">
            <text:p>76.33</text:p>
          </table:table-cell>
          <table:table-cell table:number-columns-repeated="6"/>
        </table:table-row>
        <table:table-row table:style-name="ro1">
          <table:table-cell office:value-type="float" office:value="23475" calcext:value-type="float">
            <text:p>23475</text:p>
          </table:table-cell>
          <table:table-cell office:value-type="float" office:value="4208" calcext:value-type="float">
            <text:p>4208</text:p>
          </table:table-cell>
          <table:table-cell table:formula="of:=([.B113]/1000-[.$G$2])/[.$G$1]" office:value-type="float" office:value="76.7651677746951" calcext:value-type="float">
            <text:p>76.77</text:p>
          </table:table-cell>
          <table:table-cell table:number-columns-repeated="6"/>
        </table:table-row>
        <table:table-row table:style-name="ro1">
          <table:table-cell office:value-type="float" office:value="23681" calcext:value-type="float">
            <text:p>23681</text:p>
          </table:table-cell>
          <table:table-cell office:value-type="float" office:value="4183" calcext:value-type="float">
            <text:p>4183</text:p>
          </table:table-cell>
          <table:table-cell table:formula="of:=([.B114]/1000-[.$G$2])/[.$G$1]" office:value-type="float" office:value="76.3289361182362" calcext:value-type="float">
            <text:p>76.33</text:p>
          </table:table-cell>
          <table:table-cell table:number-columns-repeated="6"/>
        </table:table-row>
        <table:table-row table:style-name="ro1">
          <table:table-cell office:value-type="float" office:value="23834" calcext:value-type="float">
            <text:p>23834</text:p>
          </table:table-cell>
          <table:table-cell office:value-type="float" office:value="4159" calcext:value-type="float">
            <text:p>4159</text:p>
          </table:table-cell>
          <table:table-cell table:formula="of:=([.B115]/1000-[.$G$2])/[.$G$1]" office:value-type="float" office:value="75.9101537280357" calcext:value-type="float">
            <text:p>75.91</text:p>
          </table:table-cell>
          <table:table-cell table:number-columns-repeated="6"/>
        </table:table-row>
        <table:table-row table:style-name="ro1">
          <table:table-cell office:value-type="float" office:value="23959" calcext:value-type="float">
            <text:p>23959</text:p>
          </table:table-cell>
          <table:table-cell office:value-type="float" office:value="4159" calcext:value-type="float">
            <text:p>4159</text:p>
          </table:table-cell>
          <table:table-cell table:formula="of:=([.B116]/1000-[.$G$2])/[.$G$1]" office:value-type="float" office:value="75.9101537280357" calcext:value-type="float">
            <text:p>75.91</text:p>
          </table:table-cell>
          <table:table-cell table:number-columns-repeated="6"/>
        </table:table-row>
        <table:table-row table:style-name="ro1">
          <table:table-cell office:value-type="float" office:value="24241" calcext:value-type="float">
            <text:p>24241</text:p>
          </table:table-cell>
          <table:table-cell office:value-type="float" office:value="4159" calcext:value-type="float">
            <text:p>4159</text:p>
          </table:table-cell>
          <table:table-cell table:formula="of:=([.B117]/1000-[.$G$2])/[.$G$1]" office:value-type="float" office:value="75.9101537280357" calcext:value-type="float">
            <text:p>75.91</text:p>
          </table:table-cell>
          <table:table-cell table:number-columns-repeated="6"/>
        </table:table-row>
        <table:table-row table:style-name="ro1">
          <table:table-cell office:value-type="float" office:value="24534" calcext:value-type="float">
            <text:p>24534</text:p>
          </table:table-cell>
          <table:table-cell office:value-type="float" office:value="4159" calcext:value-type="float">
            <text:p>4159</text:p>
          </table:table-cell>
          <table:table-cell table:formula="of:=([.B118]/1000-[.$G$2])/[.$G$1]" office:value-type="float" office:value="75.9101537280357" calcext:value-type="float">
            <text:p>75.91</text:p>
          </table:table-cell>
          <table:table-cell table:number-columns-repeated="6"/>
        </table:table-row>
        <table:table-row table:style-name="ro1">
          <table:table-cell office:value-type="float" office:value="24837" calcext:value-type="float">
            <text:p>24837</text:p>
          </table:table-cell>
          <table:table-cell office:value-type="float" office:value="4159" calcext:value-type="float">
            <text:p>4159</text:p>
          </table:table-cell>
          <table:table-cell table:formula="of:=([.B119]/1000-[.$G$2])/[.$G$1]" office:value-type="float" office:value="75.9101537280357" calcext:value-type="float">
            <text:p>75.91</text:p>
          </table:table-cell>
          <table:table-cell table:number-columns-repeated="6"/>
        </table:table-row>
        <table:table-row table:style-name="ro1">
          <table:table-cell office:value-type="float" office:value="25081" calcext:value-type="float">
            <text:p>25081</text:p>
          </table:table-cell>
          <table:table-cell office:value-type="float" office:value="4158" calcext:value-type="float">
            <text:p>4158</text:p>
          </table:table-cell>
          <table:table-cell table:formula="of:=([.B120]/1000-[.$G$2])/[.$G$1]" office:value-type="float" office:value="75.8927044617774" calcext:value-type="float">
            <text:p>75.89</text:p>
          </table:table-cell>
          <table:table-cell table:number-columns-repeated="6"/>
        </table:table-row>
        <table:table-row table:style-name="ro1">
          <table:table-cell office:value-type="float" office:value="25208" calcext:value-type="float">
            <text:p>25208</text:p>
          </table:table-cell>
          <table:table-cell office:value-type="float" office:value="4158" calcext:value-type="float">
            <text:p>4158</text:p>
          </table:table-cell>
          <table:table-cell table:formula="of:=([.B121]/1000-[.$G$2])/[.$G$1]" office:value-type="float" office:value="75.8927044617774" calcext:value-type="float">
            <text:p>75.89</text:p>
          </table:table-cell>
          <table:table-cell table:number-columns-repeated="6"/>
        </table:table-row>
        <table:table-row table:style-name="ro1">
          <table:table-cell office:value-type="float" office:value="25410" calcext:value-type="float">
            <text:p>25410</text:p>
          </table:table-cell>
          <table:table-cell office:value-type="float" office:value="4159" calcext:value-type="float">
            <text:p>4159</text:p>
          </table:table-cell>
          <table:table-cell table:formula="of:=([.B122]/1000-[.$G$2])/[.$G$1]" office:value-type="float" office:value="75.9101537280357" calcext:value-type="float">
            <text:p>75.91</text:p>
          </table:table-cell>
          <table:table-cell table:number-columns-repeated="6"/>
        </table:table-row>
        <table:table-row table:style-name="ro1">
          <table:table-cell office:value-type="float" office:value="25664" calcext:value-type="float">
            <text:p>25664</text:p>
          </table:table-cell>
          <table:table-cell office:value-type="float" office:value="4159" calcext:value-type="float">
            <text:p>4159</text:p>
          </table:table-cell>
          <table:table-cell table:formula="of:=([.B123]/1000-[.$G$2])/[.$G$1]" office:value-type="float" office:value="75.9101537280357" calcext:value-type="float">
            <text:p>75.91</text:p>
          </table:table-cell>
          <table:table-cell table:number-columns-repeated="6"/>
        </table:table-row>
        <table:table-row table:style-name="ro1">
          <table:table-cell office:value-type="float" office:value="25825" calcext:value-type="float">
            <text:p>25825</text:p>
          </table:table-cell>
          <table:table-cell office:value-type="float" office:value="4158" calcext:value-type="float">
            <text:p>4158</text:p>
          </table:table-cell>
          <table:table-cell table:formula="of:=([.B124]/1000-[.$G$2])/[.$G$1]" office:value-type="float" office:value="75.8927044617774" calcext:value-type="float">
            <text:p>75.89</text:p>
          </table:table-cell>
          <table:table-cell table:number-columns-repeated="6"/>
        </table:table-row>
        <table:table-row table:style-name="ro1">
          <table:table-cell office:value-type="float" office:value="26059" calcext:value-type="float">
            <text:p>26059</text:p>
          </table:table-cell>
          <table:table-cell office:value-type="float" office:value="4152" calcext:value-type="float">
            <text:p>4152</text:p>
          </table:table-cell>
          <table:table-cell table:formula="of:=([.B125]/1000-[.$G$2])/[.$G$1]" office:value-type="float" office:value="75.7880088642273" calcext:value-type="float">
            <text:p>75.79</text:p>
          </table:table-cell>
          <table:table-cell table:number-columns-repeated="6"/>
        </table:table-row>
        <table:table-row table:style-name="ro1">
          <table:table-cell office:value-type="float" office:value="26190" calcext:value-type="float">
            <text:p>26190</text:p>
          </table:table-cell>
          <table:table-cell office:value-type="float" office:value="4151" calcext:value-type="float">
            <text:p>4151</text:p>
          </table:table-cell>
          <table:table-cell table:formula="of:=([.B126]/1000-[.$G$2])/[.$G$1]" office:value-type="float" office:value="75.7705595979689" calcext:value-type="float">
            <text:p>75.77</text:p>
          </table:table-cell>
          <table:table-cell table:number-columns-repeated="6"/>
        </table:table-row>
        <table:table-row table:style-name="ro1">
          <table:table-cell office:value-type="float" office:value="26418" calcext:value-type="float">
            <text:p>26418</text:p>
          </table:table-cell>
          <table:table-cell office:value-type="float" office:value="4159" calcext:value-type="float">
            <text:p>4159</text:p>
          </table:table-cell>
          <table:table-cell table:formula="of:=([.B127]/1000-[.$G$2])/[.$G$1]" office:value-type="float" office:value="75.9101537280357" calcext:value-type="float">
            <text:p>75.91</text:p>
          </table:table-cell>
          <table:table-cell table:number-columns-repeated="6"/>
        </table:table-row>
        <table:table-row table:style-name="ro1">
          <table:table-cell office:value-type="float" office:value="26536" calcext:value-type="float">
            <text:p>26536</text:p>
          </table:table-cell>
          <table:table-cell office:value-type="float" office:value="4158" calcext:value-type="float">
            <text:p>4158</text:p>
          </table:table-cell>
          <table:table-cell table:formula="of:=([.B128]/1000-[.$G$2])/[.$G$1]" office:value-type="float" office:value="75.8927044617774" calcext:value-type="float">
            <text:p>75.89</text:p>
          </table:table-cell>
          <table:table-cell table:number-columns-repeated="6"/>
        </table:table-row>
        <table:table-row table:style-name="ro1">
          <table:table-cell office:value-type="float" office:value="26656" calcext:value-type="float">
            <text:p>26656</text:p>
          </table:table-cell>
          <table:table-cell office:value-type="float" office:value="4158" calcext:value-type="float">
            <text:p>4158</text:p>
          </table:table-cell>
          <table:table-cell table:formula="of:=([.B129]/1000-[.$G$2])/[.$G$1]" office:value-type="float" office:value="75.8927044617774" calcext:value-type="float">
            <text:p>75.89</text:p>
          </table:table-cell>
          <table:table-cell table:number-columns-repeated="6"/>
        </table:table-row>
        <table:table-row table:style-name="ro1">
          <table:table-cell office:value-type="float" office:value="26919" calcext:value-type="float">
            <text:p>26919</text:p>
          </table:table-cell>
          <table:table-cell office:value-type="float" office:value="4152" calcext:value-type="float">
            <text:p>4152</text:p>
          </table:table-cell>
          <table:table-cell table:formula="of:=([.B130]/1000-[.$G$2])/[.$G$1]" office:value-type="float" office:value="75.7880088642273" calcext:value-type="float">
            <text:p>75.79</text:p>
          </table:table-cell>
          <table:table-cell table:number-columns-repeated="6"/>
        </table:table-row>
        <table:table-row table:style-name="ro1">
          <table:table-cell office:value-type="float" office:value="27195" calcext:value-type="float">
            <text:p>27195</text:p>
          </table:table-cell>
          <table:table-cell office:value-type="float" office:value="4158" calcext:value-type="float">
            <text:p>4158</text:p>
          </table:table-cell>
          <table:table-cell table:formula="of:=([.B131]/1000-[.$G$2])/[.$G$1]" office:value-type="float" office:value="75.8927044617774" calcext:value-type="float">
            <text:p>75.89</text:p>
          </table:table-cell>
          <table:table-cell table:number-columns-repeated="6"/>
        </table:table-row>
        <table:table-row table:style-name="ro1">
          <table:table-cell office:value-type="float" office:value="27395" calcext:value-type="float">
            <text:p>27395</text:p>
          </table:table-cell>
          <table:table-cell office:value-type="float" office:value="4152" calcext:value-type="float">
            <text:p>4152</text:p>
          </table:table-cell>
          <table:table-cell table:formula="of:=([.B132]/1000-[.$G$2])/[.$G$1]" office:value-type="float" office:value="75.7880088642273" calcext:value-type="float">
            <text:p>75.79</text:p>
          </table:table-cell>
          <table:table-cell table:number-columns-repeated="6"/>
        </table:table-row>
        <table:table-row table:style-name="ro1">
          <table:table-cell office:value-type="float" office:value="27624" calcext:value-type="float">
            <text:p>27624</text:p>
          </table:table-cell>
          <table:table-cell office:value-type="float" office:value="4158" calcext:value-type="float">
            <text:p>4158</text:p>
          </table:table-cell>
          <table:table-cell table:formula="of:=([.B133]/1000-[.$G$2])/[.$G$1]" office:value-type="float" office:value="75.8927044617774" calcext:value-type="float">
            <text:p>75.89</text:p>
          </table:table-cell>
          <table:table-cell table:number-columns-repeated="6"/>
        </table:table-row>
        <table:table-row table:style-name="ro1">
          <table:table-cell office:value-type="float" office:value="27820" calcext:value-type="float">
            <text:p>27820</text:p>
          </table:table-cell>
          <table:table-cell office:value-type="float" office:value="4158" calcext:value-type="float">
            <text:p>4158</text:p>
          </table:table-cell>
          <table:table-cell table:formula="of:=([.B134]/1000-[.$G$2])/[.$G$1]" office:value-type="float" office:value="75.8927044617774" calcext:value-type="float">
            <text:p>75.89</text:p>
          </table:table-cell>
          <table:table-cell table:number-columns-repeated="6"/>
        </table:table-row>
        <table:table-row table:style-name="ro1">
          <table:table-cell office:value-type="float" office:value="28072" calcext:value-type="float">
            <text:p>28072</text:p>
          </table:table-cell>
          <table:table-cell office:value-type="float" office:value="4159" calcext:value-type="float">
            <text:p>4159</text:p>
          </table:table-cell>
          <table:table-cell table:formula="of:=([.B135]/1000-[.$G$2])/[.$G$1]" office:value-type="float" office:value="75.9101537280357" calcext:value-type="float">
            <text:p>75.91</text:p>
          </table:table-cell>
          <table:table-cell table:number-columns-repeated="6"/>
        </table:table-row>
        <table:table-row table:style-name="ro1">
          <table:table-cell office:value-type="float" office:value="28259" calcext:value-type="float">
            <text:p>28259</text:p>
          </table:table-cell>
          <table:table-cell office:value-type="float" office:value="4158" calcext:value-type="float">
            <text:p>4158</text:p>
          </table:table-cell>
          <table:table-cell table:formula="of:=([.B136]/1000-[.$G$2])/[.$G$1]" office:value-type="float" office:value="75.8927044617774" calcext:value-type="float">
            <text:p>75.89</text:p>
          </table:table-cell>
          <table:table-cell table:number-columns-repeated="6"/>
        </table:table-row>
        <table:table-row table:style-name="ro1">
          <table:table-cell office:value-type="float" office:value="28386" calcext:value-type="float">
            <text:p>28386</text:p>
          </table:table-cell>
          <table:table-cell office:value-type="float" office:value="4159" calcext:value-type="float">
            <text:p>4159</text:p>
          </table:table-cell>
          <table:table-cell table:formula="of:=([.B137]/1000-[.$G$2])/[.$G$1]" office:value-type="float" office:value="75.9101537280357" calcext:value-type="float">
            <text:p>75.91</text:p>
          </table:table-cell>
          <table:table-cell table:number-columns-repeated="6"/>
        </table:table-row>
        <table:table-row table:style-name="ro1">
          <table:table-cell office:value-type="float" office:value="28574" calcext:value-type="float">
            <text:p>28574</text:p>
          </table:table-cell>
          <table:table-cell office:value-type="float" office:value="4158" calcext:value-type="float">
            <text:p>4158</text:p>
          </table:table-cell>
          <table:table-cell table:formula="of:=([.B138]/1000-[.$G$2])/[.$G$1]" office:value-type="float" office:value="75.8927044617774" calcext:value-type="float">
            <text:p>75.89</text:p>
          </table:table-cell>
          <table:table-cell table:number-columns-repeated="6"/>
        </table:table-row>
        <table:table-row table:style-name="ro1">
          <table:table-cell office:value-type="float" office:value="28861" calcext:value-type="float">
            <text:p>28861</text:p>
          </table:table-cell>
          <table:table-cell office:value-type="float" office:value="4182" calcext:value-type="float">
            <text:p>4182</text:p>
          </table:table-cell>
          <table:table-cell table:formula="of:=([.B139]/1000-[.$G$2])/[.$G$1]" office:value-type="float" office:value="76.3114868519779" calcext:value-type="float">
            <text:p>76.31</text:p>
          </table:table-cell>
          <table:table-cell table:number-columns-repeated="6"/>
        </table:table-row>
        <table:table-row table:style-name="ro1">
          <table:table-cell office:value-type="float" office:value="29046" calcext:value-type="float">
            <text:p>29046</text:p>
          </table:table-cell>
          <table:table-cell office:value-type="float" office:value="4158" calcext:value-type="float">
            <text:p>4158</text:p>
          </table:table-cell>
          <table:table-cell table:formula="of:=([.B140]/1000-[.$G$2])/[.$G$1]" office:value-type="float" office:value="75.8927044617774" calcext:value-type="float">
            <text:p>75.89</text:p>
          </table:table-cell>
          <table:table-cell table:number-columns-repeated="6"/>
        </table:table-row>
        <table:table-row table:style-name="ro1">
          <table:table-cell office:value-type="float" office:value="29169" calcext:value-type="float">
            <text:p>29169</text:p>
          </table:table-cell>
          <table:table-cell office:value-type="float" office:value="4159" calcext:value-type="float">
            <text:p>4159</text:p>
          </table:table-cell>
          <table:table-cell table:formula="of:=([.B141]/1000-[.$G$2])/[.$G$1]" office:value-type="float" office:value="75.9101537280357" calcext:value-type="float">
            <text:p>75.91</text:p>
          </table:table-cell>
          <table:table-cell table:number-columns-repeated="6"/>
        </table:table-row>
        <table:table-row table:style-name="ro1">
          <table:table-cell office:value-type="float" office:value="29353" calcext:value-type="float">
            <text:p>29353</text:p>
          </table:table-cell>
          <table:table-cell office:value-type="float" office:value="4158" calcext:value-type="float">
            <text:p>4158</text:p>
          </table:table-cell>
          <table:table-cell table:formula="of:=([.B142]/1000-[.$G$2])/[.$G$1]" office:value-type="float" office:value="75.8927044617774" calcext:value-type="float">
            <text:p>75.89</text:p>
          </table:table-cell>
          <table:table-cell table:number-columns-repeated="6"/>
        </table:table-row>
        <table:table-row table:style-name="ro1">
          <table:table-cell office:value-type="float" office:value="29501" calcext:value-type="float">
            <text:p>29501</text:p>
          </table:table-cell>
          <table:table-cell office:value-type="float" office:value="4152" calcext:value-type="float">
            <text:p>4152</text:p>
          </table:table-cell>
          <table:table-cell table:formula="of:=([.B143]/1000-[.$G$2])/[.$G$1]" office:value-type="float" office:value="75.7880088642273" calcext:value-type="float">
            <text:p>75.79</text:p>
          </table:table-cell>
          <table:table-cell table:number-columns-repeated="6"/>
        </table:table-row>
        <table:table-row table:style-name="ro1">
          <table:table-cell office:value-type="float" office:value="29626" calcext:value-type="float">
            <text:p>29626</text:p>
          </table:table-cell>
          <table:table-cell office:value-type="float" office:value="4159" calcext:value-type="float">
            <text:p>4159</text:p>
          </table:table-cell>
          <table:table-cell table:formula="of:=([.B144]/1000-[.$G$2])/[.$G$1]" office:value-type="float" office:value="75.9101537280357" calcext:value-type="float">
            <text:p>75.91</text:p>
          </table:table-cell>
          <table:table-cell table:number-columns-repeated="6"/>
        </table:table-row>
        <table:table-row table:style-name="ro1">
          <table:table-cell office:value-type="float" office:value="29853" calcext:value-type="float">
            <text:p>29853</text:p>
          </table:table-cell>
          <table:table-cell office:value-type="float" office:value="4182" calcext:value-type="float">
            <text:p>4182</text:p>
          </table:table-cell>
          <table:table-cell table:formula="of:=([.B145]/1000-[.$G$2])/[.$G$1]" office:value-type="float" office:value="76.3114868519779" calcext:value-type="float">
            <text:p>76.3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16:58:43.376000000</meta:creation-date>
    <dc:date>2016-03-17T17:28:44.883000000</dc:date>
    <meta:editing-duration>PT14M49S</meta:editing-duration>
    <meta:editing-cycles>2</meta:editing-cycles>
    <meta:generator>LibreOffice/4.3.5.2$Windows_x86 LibreOffice_project/3a87456aaa6a95c63eea1c1b3201acedf0751bd5</meta:generator>
    <meta:document-statistic meta:table-count="1" meta:cell-count="4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0000" chart:reverse-direction="false" text:line-break="false" chart:label-arrangement="side-by-sid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minimum="75.6" chart:maximum="77" chart:origin="23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14.849cm" xlink:href=".." xlink:type="simple" chart:class="chart:scatter" chart:style-name="ch1">
        <chart:plot-area chart:style-name="ch2" table:cell-range-address="Sheet1.A1:Sheet1.A145 Sheet1.C1:Sheet1.C145" chart:data-source-has-labels="both" svg:x="1.331cm" svg:y="0.296cm" svg:width="14.351cm" svg:height="13.276cm">
          <chartooo:coordinate-region svg:x="2.429cm" svg:y="0.495cm" svg:width="12.789cm" svg:height="12.43cm"/>
          <chart:axis chart:dimension="x" chart:name="primary-x" chart:style-name="ch3" chartooo:axis-type="auto">
            <chart:title svg:x="7.139cm" svg:y="13.868cm" chart:style-name="ch4">
              <text:p>Pulse Length (uS)</text:p>
            </chart:title>
            <chart:categories table:cell-range-address="Sheet1.A2:Sheet1.A145"/>
          </chart:axis>
          <chart:axis chart:dimension="y" chart:name="primary-y" chart:style-name="ch5">
            <chart:title svg:x="0.451cm" svg:y="8.01cm" chart:style-name="ch6">
              <text:p>Distance (cm)</text:p>
            </chart:title>
            <chart:grid chart:style-name="ch7" chart:class="major"/>
          </chart:axis>
          <chart:series chart:style-name="ch8" chart:values-cell-range-address="Sheet1.C2:Sheet1.C145" chart:label-cell-address="Sheet1.C1:Sheet1.C1" chart:class="chart:scatter">
            <chart:domain table:cell-range-address="Sheet1.A2:Sheet1.A145"/>
            <chart:data-point chart:repeated="1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 (cm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912">
                <text:p>910</text:p>
                <draw:g>
                  <svg:desc>Sheet1.A2:Sheet1.A145</svg:desc>
                </draw:g>
              </table:table-cell>
              <table:table-cell office:value-type="float" office:value="76.119544923136">
                <text:p>76.119544923136</text:p>
                <draw:g>
                  <svg:desc>Sheet1.C2:Sheet1.C145</svg:desc>
                </draw:g>
              </table:table-cell>
            </table:table-row>
            <table:table-row>
              <table:table-cell office:value-type="float" office:value="1179">
                <text:p>1180</text:p>
              </table:table-cell>
              <table:table-cell office:value-type="float" office:value="76.2242405206861">
                <text:p>76.2242405206861</text:p>
              </table:table-cell>
            </table:table-row>
            <table:table-row>
              <table:table-cell office:value-type="float" office:value="1473">
                <text:p>1470</text:p>
              </table:table-cell>
              <table:table-cell office:value-type="float" office:value="76.119544923136">
                <text:p>76.119544923136</text:p>
              </table:table-cell>
            </table:table-row>
            <table:table-row>
              <table:table-cell office:value-type="float" office:value="1762">
                <text:p>1760</text:p>
              </table:table-cell>
              <table:table-cell office:value-type="float" office:value="76.6430229108866">
                <text:p>76.6430229108866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76.6430229108866">
                <text:p>76.6430229108866</text:p>
              </table:table-cell>
            </table:table-row>
            <table:table-row>
              <table:table-cell office:value-type="float" office:value="2229">
                <text:p>2230</text:p>
              </table:table-cell>
              <table:table-cell office:value-type="float" office:value="76.2242405206861">
                <text:p>76.2242405206861</text:p>
              </table:table-cell>
            </table:table-row>
            <table:table-row>
              <table:table-cell office:value-type="float" office:value="2501">
                <text:p>2500</text:p>
              </table:table-cell>
              <table:table-cell office:value-type="float" office:value="76.2242405206861">
                <text:p>76.2242405206861</text:p>
              </table:table-cell>
            </table:table-row>
            <table:table-row>
              <table:table-cell office:value-type="float" office:value="2622">
                <text:p>2620</text:p>
              </table:table-cell>
              <table:table-cell office:value-type="float" office:value="76.6430229108866">
                <text:p>76.6430229108866</text:p>
              </table:table-cell>
            </table:table-row>
            <table:table-row>
              <table:table-cell office:value-type="float" office:value="2813">
                <text:p>2810</text:p>
              </table:table-cell>
              <table:table-cell office:value-type="float" office:value="76.6430229108866">
                <text:p>76.6430229108866</text:p>
              </table:table-cell>
            </table:table-row>
            <table:table-row>
              <table:table-cell office:value-type="float" office:value="3049">
                <text:p>3050</text:p>
              </table:table-cell>
              <table:table-cell office:value-type="float" office:value="76.6604721771449">
                <text:p>76.6604721771449</text:p>
              </table:table-cell>
            </table:table-row>
            <table:table-row>
              <table:table-cell office:value-type="float" office:value="3181">
                <text:p>3180</text:p>
              </table:table-cell>
              <table:table-cell office:value-type="float" office:value="76.6430229108866">
                <text:p>76.6430229108866</text:p>
              </table:table-cell>
            </table:table-row>
            <table:table-row>
              <table:table-cell office:value-type="float" office:value="3326">
                <text:p>3330</text:p>
              </table:table-cell>
              <table:table-cell office:value-type="float" office:value="76.5383273133365">
                <text:p>76.5383273133365</text:p>
              </table:table-cell>
            </table:table-row>
            <table:table-row>
              <table:table-cell office:value-type="float" office:value="3469">
                <text:p>3470</text:p>
              </table:table-cell>
              <table:table-cell office:value-type="float" office:value="76.6430229108866">
                <text:p>76.6430229108866</text:p>
              </table:table-cell>
            </table:table-row>
            <table:table-row>
              <table:table-cell office:value-type="float" office:value="3758">
                <text:p>3760</text:p>
              </table:table-cell>
              <table:table-cell office:value-type="float" office:value="76.5383273133365">
                <text:p>76.5383273133365</text:p>
              </table:table-cell>
            </table:table-row>
            <table:table-row>
              <table:table-cell office:value-type="float" office:value="3921">
                <text:p>3920</text:p>
              </table:table-cell>
              <table:table-cell office:value-type="float" office:value="76.6604721771449">
                <text:p>76.6604721771449</text:p>
              </table:table-cell>
            </table:table-row>
            <table:table-row>
              <table:table-cell office:value-type="float" office:value="4089">
                <text:p>4090</text:p>
              </table:table-cell>
              <table:table-cell office:value-type="float" office:value="76.6604721771449">
                <text:p>76.6604721771449</text:p>
              </table:table-cell>
            </table:table-row>
            <table:table-row>
              <table:table-cell office:value-type="float" office:value="4281">
                <text:p>4280</text:p>
              </table:table-cell>
              <table:table-cell office:value-type="float" office:value="76.5383273133365">
                <text:p>76.5383273133365</text:p>
              </table:table-cell>
            </table:table-row>
            <table:table-row>
              <table:table-cell office:value-type="float" office:value="4441">
                <text:p>4440</text:p>
              </table:table-cell>
              <table:table-cell office:value-type="float" office:value="76.2242405206861">
                <text:p>76.2242405206861</text:p>
              </table:table-cell>
            </table:table-row>
            <table:table-row>
              <table:table-cell office:value-type="float" office:value="4668">
                <text:p>4670</text:p>
              </table:table-cell>
              <table:table-cell office:value-type="float" office:value="76.119544923136">
                <text:p>76.119544923136</text:p>
              </table:table-cell>
            </table:table-row>
            <table:table-row>
              <table:table-cell office:value-type="float" office:value="4895">
                <text:p>4900</text:p>
              </table:table-cell>
              <table:table-cell office:value-type="float" office:value="76.2416897869444">
                <text:p>76.2416897869444</text:p>
              </table:table-cell>
            </table:table-row>
            <table:table-row>
              <table:table-cell office:value-type="float" office:value="5124">
                <text:p>5120</text:p>
              </table:table-cell>
              <table:table-cell office:value-type="float" office:value="76.2242405206861">
                <text:p>76.2242405206861</text:p>
              </table:table-cell>
            </table:table-row>
            <table:table-row>
              <table:table-cell office:value-type="float" office:value="5387">
                <text:p>5390</text:p>
              </table:table-cell>
              <table:table-cell office:value-type="float" office:value="76.2242405206861">
                <text:p>76.2242405206861</text:p>
              </table:table-cell>
            </table:table-row>
            <table:table-row>
              <table:table-cell office:value-type="float" office:value="5558">
                <text:p>5560</text:p>
              </table:table-cell>
              <table:table-cell office:value-type="float" office:value="76.2242405206861">
                <text:p>76.2242405206861</text:p>
              </table:table-cell>
            </table:table-row>
            <table:table-row>
              <table:table-cell office:value-type="float" office:value="5821">
                <text:p>5820</text:p>
              </table:table-cell>
              <table:table-cell office:value-type="float" office:value="76.2416897869444">
                <text:p>76.2416897869444</text:p>
              </table:table-cell>
            </table:table-row>
            <table:table-row>
              <table:table-cell office:value-type="float" office:value="6029">
                <text:p>6030</text:p>
              </table:table-cell>
              <table:table-cell office:value-type="float" office:value="76.2416897869444">
                <text:p>76.2416897869444</text:p>
              </table:table-cell>
            </table:table-row>
            <table:table-row>
              <table:table-cell office:value-type="float" office:value="6245">
                <text:p>6250</text:p>
              </table:table-cell>
              <table:table-cell office:value-type="float" office:value="76.2416897869444">
                <text:p>76.2416897869444</text:p>
              </table:table-cell>
            </table:table-row>
            <table:table-row>
              <table:table-cell office:value-type="float" office:value="6460">
                <text:p>6460</text:p>
              </table:table-cell>
              <table:table-cell office:value-type="float" office:value="76.2242405206861">
                <text:p>76.2242405206861</text:p>
              </table:table-cell>
            </table:table-row>
            <table:table-row>
              <table:table-cell office:value-type="float" office:value="6575">
                <text:p>6580</text:p>
              </table:table-cell>
              <table:table-cell office:value-type="float" office:value="76.2242405206861">
                <text:p>76.2242405206861</text:p>
              </table:table-cell>
            </table:table-row>
            <table:table-row>
              <table:table-cell office:value-type="float" office:value="6701">
                <text:p>6700</text:p>
              </table:table-cell>
              <table:table-cell office:value-type="float" office:value="76.2416897869444">
                <text:p>76.2416897869444</text:p>
              </table:table-cell>
            </table:table-row>
            <table:table-row>
              <table:table-cell office:value-type="float" office:value="6968">
                <text:p>6970</text:p>
              </table:table-cell>
              <table:table-cell office:value-type="float" office:value="76.6604721771449">
                <text:p>76.6604721771449</text:p>
              </table:table-cell>
            </table:table-row>
            <table:table-row>
              <table:table-cell office:value-type="float" office:value="7156">
                <text:p>7160</text:p>
              </table:table-cell>
              <table:table-cell office:value-type="float" office:value="76.2242405206861">
                <text:p>76.2242405206861</text:p>
              </table:table-cell>
            </table:table-row>
            <table:table-row>
              <table:table-cell office:value-type="float" office:value="7319">
                <text:p>7320</text:p>
              </table:table-cell>
              <table:table-cell office:value-type="float" office:value="76.2416897869444">
                <text:p>76.2416897869444</text:p>
              </table:table-cell>
            </table:table-row>
            <table:table-row>
              <table:table-cell office:value-type="float" office:value="7534">
                <text:p>7530</text:p>
              </table:table-cell>
              <table:table-cell office:value-type="float" office:value="76.2242405206861">
                <text:p>76.2242405206861</text:p>
              </table:table-cell>
            </table:table-row>
            <table:table-row>
              <table:table-cell office:value-type="float" office:value="7816">
                <text:p>7820</text:p>
              </table:table-cell>
              <table:table-cell office:value-type="float" office:value="76.6430229108866">
                <text:p>76.6430229108866</text:p>
              </table:table-cell>
            </table:table-row>
            <table:table-row>
              <table:table-cell office:value-type="float" office:value="7977">
                <text:p>7980</text:p>
              </table:table-cell>
              <table:table-cell office:value-type="float" office:value="76.2242405206861">
                <text:p>76.2242405206861</text:p>
              </table:table-cell>
            </table:table-row>
            <table:table-row>
              <table:table-cell office:value-type="float" office:value="8087">
                <text:p>8090</text:p>
              </table:table-cell>
              <table:table-cell office:value-type="float" office:value="76.2242405206861">
                <text:p>76.2242405206861</text:p>
              </table:table-cell>
            </table:table-row>
            <table:table-row>
              <table:table-cell office:value-type="float" office:value="8259">
                <text:p>8260</text:p>
              </table:table-cell>
              <table:table-cell office:value-type="float" office:value="76.2242405206861">
                <text:p>76.2242405206861</text:p>
              </table:table-cell>
            </table:table-row>
            <table:table-row>
              <table:table-cell office:value-type="float" office:value="8429">
                <text:p>8430</text:p>
              </table:table-cell>
              <table:table-cell office:value-type="float" office:value="76.2242405206861">
                <text:p>76.2242405206861</text:p>
              </table:table-cell>
            </table:table-row>
            <table:table-row>
              <table:table-cell office:value-type="float" office:value="8727">
                <text:p>8730</text:p>
              </table:table-cell>
              <table:table-cell office:value-type="float" office:value="76.2416897869444">
                <text:p>76.2416897869444</text:p>
              </table:table-cell>
            </table:table-row>
            <table:table-row>
              <table:table-cell office:value-type="float" office:value="8954">
                <text:p>8950</text:p>
              </table:table-cell>
              <table:table-cell office:value-type="float" office:value="76.6430229108866">
                <text:p>76.6430229108866</text:p>
              </table:table-cell>
            </table:table-row>
            <table:table-row>
              <table:table-cell office:value-type="float" office:value="9207">
                <text:p>9210</text:p>
              </table:table-cell>
              <table:table-cell office:value-type="float" office:value="76.2416897869444">
                <text:p>76.2416897869444</text:p>
              </table:table-cell>
            </table:table-row>
            <table:table-row>
              <table:table-cell office:value-type="float" office:value="9422">
                <text:p>9420</text:p>
              </table:table-cell>
              <table:table-cell office:value-type="float" office:value="76.2242405206861">
                <text:p>76.2242405206861</text:p>
              </table:table-cell>
            </table:table-row>
            <table:table-row>
              <table:table-cell office:value-type="float" office:value="9617">
                <text:p>9620</text:p>
              </table:table-cell>
              <table:table-cell office:value-type="float" office:value="76.119544923136">
                <text:p>76.119544923136</text:p>
              </table:table-cell>
            </table:table-row>
            <table:table-row>
              <table:table-cell office:value-type="float" office:value="9744">
                <text:p>9740</text:p>
              </table:table-cell>
              <table:table-cell office:value-type="float" office:value="76.2242405206861">
                <text:p>76.2242405206861</text:p>
              </table:table-cell>
            </table:table-row>
            <table:table-row>
              <table:table-cell office:value-type="float" office:value="9877">
                <text:p>9880</text:p>
              </table:table-cell>
              <table:table-cell office:value-type="float" office:value="76.119544923136">
                <text:p>76.119544923136</text:p>
              </table:table-cell>
            </table:table-row>
            <table:table-row>
              <table:table-cell office:value-type="float" office:value="10112">
                <text:p>10110</text:p>
              </table:table-cell>
              <table:table-cell office:value-type="float" office:value="75.9450522605524">
                <text:p>75.9450522605524</text:p>
              </table:table-cell>
            </table:table-row>
            <table:table-row>
              <table:table-cell office:value-type="float" office:value="10297">
                <text:p>10300</text:p>
              </table:table-cell>
              <table:table-cell office:value-type="float" office:value="75.9799507930692">
                <text:p>75.9799507930692</text:p>
              </table:table-cell>
            </table:table-row>
            <table:table-row>
              <table:table-cell office:value-type="float" office:value="10405">
                <text:p>10410</text:p>
              </table:table-cell>
              <table:table-cell office:value-type="float" office:value="75.9450522605524">
                <text:p>75.9450522605524</text:p>
              </table:table-cell>
            </table:table-row>
            <table:table-row>
              <table:table-cell office:value-type="float" office:value="10678">
                <text:p>10680</text:p>
              </table:table-cell>
              <table:table-cell office:value-type="float" office:value="75.9450522605524">
                <text:p>75.9450522605524</text:p>
              </table:table-cell>
            </table:table-row>
            <table:table-row>
              <table:table-cell office:value-type="float" office:value="10942">
                <text:p>10940</text:p>
              </table:table-cell>
              <table:table-cell office:value-type="float" office:value="75.9450522605524">
                <text:p>75.9450522605524</text:p>
              </table:table-cell>
            </table:table-row>
            <table:table-row>
              <table:table-cell office:value-type="float" office:value="11145">
                <text:p>11150</text:p>
              </table:table-cell>
              <table:table-cell office:value-type="float" office:value="75.9450522605524">
                <text:p>75.9450522605524</text:p>
              </table:table-cell>
            </table:table-row>
            <table:table-row>
              <table:table-cell office:value-type="float" office:value="11283">
                <text:p>11280</text:p>
              </table:table-cell>
              <table:table-cell office:value-type="float" office:value="75.9450522605524">
                <text:p>75.9450522605524</text:p>
              </table:table-cell>
            </table:table-row>
            <table:table-row>
              <table:table-cell office:value-type="float" office:value="11520">
                <text:p>11520</text:p>
              </table:table-cell>
              <table:table-cell office:value-type="float" office:value="75.9450522605524">
                <text:p>75.9450522605524</text:p>
              </table:table-cell>
            </table:table-row>
            <table:table-row>
              <table:table-cell office:value-type="float" office:value="11751">
                <text:p>11750</text:p>
              </table:table-cell>
              <table:table-cell office:value-type="float" office:value="75.9450522605524">
                <text:p>75.9450522605524</text:p>
              </table:table-cell>
            </table:table-row>
            <table:table-row>
              <table:table-cell office:value-type="float" office:value="12023">
                <text:p>12020</text:p>
              </table:table-cell>
              <table:table-cell office:value-type="float" office:value="75.9450522605524">
                <text:p>75.9450522605524</text:p>
              </table:table-cell>
            </table:table-row>
            <table:table-row>
              <table:table-cell office:value-type="float" office:value="12155">
                <text:p>12160</text:p>
              </table:table-cell>
              <table:table-cell office:value-type="float" office:value="75.8403566630023">
                <text:p>75.8403566630023</text:p>
              </table:table-cell>
            </table:table-row>
            <table:table-row>
              <table:table-cell office:value-type="float" office:value="12436">
                <text:p>12440</text:p>
              </table:table-cell>
              <table:table-cell office:value-type="float" office:value="75.9450522605524">
                <text:p>75.9450522605524</text:p>
              </table:table-cell>
            </table:table-row>
            <table:table-row>
              <table:table-cell office:value-type="float" office:value="12653">
                <text:p>12650</text:p>
              </table:table-cell>
              <table:table-cell office:value-type="float" office:value="75.9450522605524">
                <text:p>75.9450522605524</text:p>
              </table:table-cell>
            </table:table-row>
            <table:table-row>
              <table:table-cell office:value-type="float" office:value="12821">
                <text:p>12820</text:p>
              </table:table-cell>
              <table:table-cell office:value-type="float" office:value="75.9450522605524">
                <text:p>75.9450522605524</text:p>
              </table:table-cell>
            </table:table-row>
            <table:table-row>
              <table:table-cell office:value-type="float" office:value="13062">
                <text:p>13060</text:p>
              </table:table-cell>
              <table:table-cell office:value-type="float" office:value="75.9625015268108">
                <text:p>75.9625015268108</text:p>
              </table:table-cell>
            </table:table-row>
            <table:table-row>
              <table:table-cell office:value-type="float" office:value="13175">
                <text:p>13180</text:p>
              </table:table-cell>
              <table:table-cell office:value-type="float" office:value="75.9625015268108">
                <text:p>75.9625015268108</text:p>
              </table:table-cell>
            </table:table-row>
            <table:table-row>
              <table:table-cell office:value-type="float" office:value="13408">
                <text:p>13410</text:p>
              </table:table-cell>
              <table:table-cell office:value-type="float" office:value="75.9625015268108">
                <text:p>75.9625015268108</text:p>
              </table:table-cell>
            </table:table-row>
            <table:table-row>
              <table:table-cell office:value-type="float" office:value="13546">
                <text:p>13550</text:p>
              </table:table-cell>
              <table:table-cell office:value-type="float" office:value="75.9450522605524">
                <text:p>75.9450522605524</text:p>
              </table:table-cell>
            </table:table-row>
            <table:table-row>
              <table:table-cell office:value-type="float" office:value="13834">
                <text:p>13830</text:p>
              </table:table-cell>
              <table:table-cell office:value-type="float" office:value="75.8578059292607">
                <text:p>75.8578059292607</text:p>
              </table:table-cell>
            </table:table-row>
            <table:table-row>
              <table:table-cell office:value-type="float" office:value="14069">
                <text:p>14070</text:p>
              </table:table-cell>
              <table:table-cell office:value-type="float" office:value="75.9450522605524">
                <text:p>75.9450522605524</text:p>
              </table:table-cell>
            </table:table-row>
            <table:table-row>
              <table:table-cell office:value-type="float" office:value="14361">
                <text:p>14360</text:p>
              </table:table-cell>
              <table:table-cell office:value-type="float" office:value="76.8349648397285">
                <text:p>76.8349648397285</text:p>
              </table:table-cell>
            </table:table-row>
            <table:table-row>
              <table:table-cell office:value-type="float" office:value="14597">
                <text:p>14600</text:p>
              </table:table-cell>
              <table:table-cell office:value-type="float" office:value="76.3638346507529">
                <text:p>76.3638346507529</text:p>
              </table:table-cell>
            </table:table-row>
            <table:table-row>
              <table:table-cell office:value-type="float" office:value="14765">
                <text:p>14770</text:p>
              </table:table-cell>
              <table:table-cell office:value-type="float" office:value="75.9450522605524">
                <text:p>75.9450522605524</text:p>
              </table:table-cell>
            </table:table-row>
            <table:table-row>
              <table:table-cell office:value-type="float" office:value="14932">
                <text:p>14930</text:p>
              </table:table-cell>
              <table:table-cell office:value-type="float" office:value="75.9625015268108">
                <text:p>75.9625015268108</text:p>
              </table:table-cell>
            </table:table-row>
            <table:table-row>
              <table:table-cell office:value-type="float" office:value="15039">
                <text:p>15040</text:p>
              </table:table-cell>
              <table:table-cell office:value-type="float" office:value="76.3812839170113">
                <text:p>76.3812839170113</text:p>
              </table:table-cell>
            </table:table-row>
            <table:table-row>
              <table:table-cell office:value-type="float" office:value="15247">
                <text:p>15250</text:p>
              </table:table-cell>
              <table:table-cell office:value-type="float" office:value="76.3812839170113">
                <text:p>76.3812839170113</text:p>
              </table:table-cell>
            </table:table-row>
            <table:table-row>
              <table:table-cell office:value-type="float" office:value="15542">
                <text:p>15540</text:p>
              </table:table-cell>
              <table:table-cell office:value-type="float" office:value="76.3812839170113">
                <text:p>76.3812839170113</text:p>
              </table:table-cell>
            </table:table-row>
            <table:table-row>
              <table:table-cell office:value-type="float" office:value="15744">
                <text:p>15740</text:p>
              </table:table-cell>
              <table:table-cell office:value-type="float" office:value="76.8000663072118">
                <text:p>76.8000663072118</text:p>
              </table:table-cell>
            </table:table-row>
            <table:table-row>
              <table:table-cell office:value-type="float" office:value="15926">
                <text:p>15930</text:p>
              </table:table-cell>
              <table:table-cell office:value-type="float" office:value="76.3638346507529">
                <text:p>76.3638346507529</text:p>
              </table:table-cell>
            </table:table-row>
            <table:table-row>
              <table:table-cell office:value-type="float" office:value="16209">
                <text:p>16210</text:p>
              </table:table-cell>
              <table:table-cell office:value-type="float" office:value="76.2591390532028">
                <text:p>76.2591390532028</text:p>
              </table:table-cell>
            </table:table-row>
            <table:table-row>
              <table:table-cell office:value-type="float" office:value="16369">
                <text:p>16370</text:p>
              </table:table-cell>
              <table:table-cell office:value-type="float" office:value="76.3812839170113">
                <text:p>76.3812839170113</text:p>
              </table:table-cell>
            </table:table-row>
            <table:table-row>
              <table:table-cell office:value-type="float" office:value="16561">
                <text:p>16560</text:p>
              </table:table-cell>
              <table:table-cell office:value-type="float" office:value="76.3987331832696">
                <text:p>76.3987331832696</text:p>
              </table:table-cell>
            </table:table-row>
            <table:table-row>
              <table:table-cell office:value-type="float" office:value="16707">
                <text:p>16710</text:p>
              </table:table-cell>
              <table:table-cell office:value-type="float" office:value="76.3812839170113">
                <text:p>76.3812839170113</text:p>
              </table:table-cell>
            </table:table-row>
            <table:table-row>
              <table:table-cell office:value-type="float" office:value="16835">
                <text:p>16840</text:p>
              </table:table-cell>
              <table:table-cell office:value-type="float" office:value="76.3812839170113">
                <text:p>76.3812839170113</text:p>
              </table:table-cell>
            </table:table-row>
            <table:table-row>
              <table:table-cell office:value-type="float" office:value="17111">
                <text:p>17110</text:p>
              </table:table-cell>
              <table:table-cell office:value-type="float" office:value="76.3812839170113">
                <text:p>76.3812839170113</text:p>
              </table:table-cell>
            </table:table-row>
            <table:table-row>
              <table:table-cell office:value-type="float" office:value="17291">
                <text:p>17290</text:p>
              </table:table-cell>
              <table:table-cell office:value-type="float" office:value="76.7477185084367">
                <text:p>76.7477185084367</text:p>
              </table:table-cell>
            </table:table-row>
            <table:table-row>
              <table:table-cell office:value-type="float" office:value="17503">
                <text:p>17500</text:p>
              </table:table-cell>
              <table:table-cell office:value-type="float" office:value="75.9974000593275">
                <text:p>75.9974000593275</text:p>
              </table:table-cell>
            </table:table-row>
            <table:table-row>
              <table:table-cell office:value-type="float" office:value="17689">
                <text:p>17690</text:p>
              </table:table-cell>
              <table:table-cell office:value-type="float" office:value="76.0148493255859">
                <text:p>76.0148493255859</text:p>
              </table:table-cell>
            </table:table-row>
            <table:table-row>
              <table:table-cell office:value-type="float" office:value="17960">
                <text:p>17960</text:p>
              </table:table-cell>
              <table:table-cell office:value-type="float" office:value="76.8524141059868">
                <text:p>76.8524141059868</text:p>
              </table:table-cell>
            </table:table-row>
            <table:table-row>
              <table:table-cell office:value-type="float" office:value="18196">
                <text:p>18200</text:p>
              </table:table-cell>
              <table:table-cell office:value-type="float" office:value="76.2765883194612">
                <text:p>76.2765883194612</text:p>
              </table:table-cell>
            </table:table-row>
            <table:table-row>
              <table:table-cell office:value-type="float" office:value="18391">
                <text:p>18390</text:p>
              </table:table-cell>
              <table:table-cell office:value-type="float" office:value="76.3812839170113">
                <text:p>76.3812839170113</text:p>
              </table:table-cell>
            </table:table-row>
            <table:table-row>
              <table:table-cell office:value-type="float" office:value="18647">
                <text:p>18650</text:p>
              </table:table-cell>
              <table:table-cell office:value-type="float" office:value="75.9450522605524">
                <text:p>75.9450522605524</text:p>
              </table:table-cell>
            </table:table-row>
            <table:table-row>
              <table:table-cell office:value-type="float" office:value="18765">
                <text:p>18770</text:p>
              </table:table-cell>
              <table:table-cell office:value-type="float" office:value="75.9450522605524">
                <text:p>75.9450522605524</text:p>
              </table:table-cell>
            </table:table-row>
            <table:table-row>
              <table:table-cell office:value-type="float" office:value="18941">
                <text:p>18940</text:p>
              </table:table-cell>
              <table:table-cell office:value-type="float" office:value="75.9450522605524">
                <text:p>75.9450522605524</text:p>
              </table:table-cell>
            </table:table-row>
            <table:table-row>
              <table:table-cell office:value-type="float" office:value="19179">
                <text:p>19180</text:p>
              </table:table-cell>
              <table:table-cell office:value-type="float" office:value="75.9450522605524">
                <text:p>75.9450522605524</text:p>
              </table:table-cell>
            </table:table-row>
            <table:table-row>
              <table:table-cell office:value-type="float" office:value="19416">
                <text:p>19420</text:p>
              </table:table-cell>
              <table:table-cell office:value-type="float" office:value="75.9625015268108">
                <text:p>75.9625015268108</text:p>
              </table:table-cell>
            </table:table-row>
            <table:table-row>
              <table:table-cell office:value-type="float" office:value="19685">
                <text:p>19690</text:p>
              </table:table-cell>
              <table:table-cell office:value-type="float" office:value="76.3289361182362">
                <text:p>76.3289361182362</text:p>
              </table:table-cell>
            </table:table-row>
            <table:table-row>
              <table:table-cell office:value-type="float" office:value="19935">
                <text:p>19940</text:p>
              </table:table-cell>
              <table:table-cell office:value-type="float" office:value="76.7477185084367">
                <text:p>76.7477185084367</text:p>
              </table:table-cell>
            </table:table-row>
            <table:table-row>
              <table:table-cell office:value-type="float" office:value="20161">
                <text:p>20160</text:p>
              </table:table-cell>
              <table:table-cell office:value-type="float" office:value="76.8000663072118">
                <text:p>76.8000663072118</text:p>
              </table:table-cell>
            </table:table-row>
            <table:table-row>
              <table:table-cell office:value-type="float" office:value="20271">
                <text:p>20270</text:p>
              </table:table-cell>
              <table:table-cell office:value-type="float" office:value="76.6953707096616">
                <text:p>76.6953707096616</text:p>
              </table:table-cell>
            </table:table-row>
            <table:table-row>
              <table:table-cell office:value-type="float" office:value="20387">
                <text:p>20390</text:p>
              </table:table-cell>
              <table:table-cell office:value-type="float" office:value="76.8000663072118">
                <text:p>76.8000663072118</text:p>
              </table:table-cell>
            </table:table-row>
            <table:table-row>
              <table:table-cell office:value-type="float" office:value="20564">
                <text:p>20560</text:p>
              </table:table-cell>
              <table:table-cell office:value-type="float" office:value="76.8175155734701">
                <text:p>76.8175155734701</text:p>
              </table:table-cell>
            </table:table-row>
            <table:table-row>
              <table:table-cell office:value-type="float" office:value="20755">
                <text:p>20760</text:p>
              </table:table-cell>
              <table:table-cell office:value-type="float" office:value="76.3114868519779">
                <text:p>76.3114868519779</text:p>
              </table:table-cell>
            </table:table-row>
            <table:table-row>
              <table:table-cell office:value-type="float" office:value="20951">
                <text:p>20950</text:p>
              </table:table-cell>
              <table:table-cell office:value-type="float" office:value="75.9450522605524">
                <text:p>75.9450522605524</text:p>
              </table:table-cell>
            </table:table-row>
            <table:table-row>
              <table:table-cell office:value-type="float" office:value="21194">
                <text:p>21190</text:p>
              </table:table-cell>
              <table:table-cell office:value-type="float" office:value="75.9450522605524">
                <text:p>75.9450522605524</text:p>
              </table:table-cell>
            </table:table-row>
            <table:table-row>
              <table:table-cell office:value-type="float" office:value="21303">
                <text:p>21300</text:p>
              </table:table-cell>
              <table:table-cell office:value-type="float" office:value="75.9450522605524">
                <text:p>75.9450522605524</text:p>
              </table:table-cell>
            </table:table-row>
            <table:table-row>
              <table:table-cell office:value-type="float" office:value="21588">
                <text:p>21590</text:p>
              </table:table-cell>
              <table:table-cell office:value-type="float" office:value="76.3638346507529">
                <text:p>76.3638346507529</text:p>
              </table:table-cell>
            </table:table-row>
            <table:table-row>
              <table:table-cell office:value-type="float" office:value="21874">
                <text:p>21870</text:p>
              </table:table-cell>
              <table:table-cell office:value-type="float" office:value="76.2591390532028">
                <text:p>76.2591390532028</text:p>
              </table:table-cell>
            </table:table-row>
            <table:table-row>
              <table:table-cell office:value-type="float" office:value="22003">
                <text:p>22000</text:p>
              </table:table-cell>
              <table:table-cell office:value-type="float" office:value="76.2067912544277">
                <text:p>76.2067912544277</text:p>
              </table:table-cell>
            </table:table-row>
            <table:table-row>
              <table:table-cell office:value-type="float" office:value="22253">
                <text:p>22250</text:p>
              </table:table-cell>
              <table:table-cell office:value-type="float" office:value="76.3289361182362">
                <text:p>76.3289361182362</text:p>
              </table:table-cell>
            </table:table-row>
            <table:table-row>
              <table:table-cell office:value-type="float" office:value="22425">
                <text:p>22430</text:p>
              </table:table-cell>
              <table:table-cell office:value-type="float" office:value="76.3463853844946">
                <text:p>76.3463853844946</text:p>
              </table:table-cell>
            </table:table-row>
            <table:table-row>
              <table:table-cell office:value-type="float" office:value="22537">
                <text:p>22540</text:p>
              </table:table-cell>
              <table:table-cell office:value-type="float" office:value="76.8000663072118">
                <text:p>76.8000663072118</text:p>
              </table:table-cell>
            </table:table-row>
            <table:table-row>
              <table:table-cell office:value-type="float" office:value="22806">
                <text:p>22810</text:p>
              </table:table-cell>
              <table:table-cell office:value-type="float" office:value="76.3289361182362">
                <text:p>76.3289361182362</text:p>
              </table:table-cell>
            </table:table-row>
            <table:table-row>
              <table:table-cell office:value-type="float" office:value="23058">
                <text:p>23060</text:p>
              </table:table-cell>
              <table:table-cell office:value-type="float" office:value="76.8000663072118">
                <text:p>76.8000663072118</text:p>
              </table:table-cell>
            </table:table-row>
            <table:table-row>
              <table:table-cell office:value-type="float" office:value="23187">
                <text:p>23190</text:p>
              </table:table-cell>
              <table:table-cell office:value-type="float" office:value="76.3114868519779">
                <text:p>76.3114868519779</text:p>
              </table:table-cell>
            </table:table-row>
            <table:table-row>
              <table:table-cell office:value-type="float" office:value="23351">
                <text:p>23350</text:p>
              </table:table-cell>
              <table:table-cell office:value-type="float" office:value="76.3289361182362">
                <text:p>76.3289361182362</text:p>
              </table:table-cell>
            </table:table-row>
            <table:table-row>
              <table:table-cell office:value-type="float" office:value="23475">
                <text:p>23480</text:p>
              </table:table-cell>
              <table:table-cell office:value-type="float" office:value="76.7651677746951">
                <text:p>76.7651677746951</text:p>
              </table:table-cell>
            </table:table-row>
            <table:table-row>
              <table:table-cell office:value-type="float" office:value="23681">
                <text:p>23680</text:p>
              </table:table-cell>
              <table:table-cell office:value-type="float" office:value="76.3289361182362">
                <text:p>76.3289361182362</text:p>
              </table:table-cell>
            </table:table-row>
            <table:table-row>
              <table:table-cell office:value-type="float" office:value="23834">
                <text:p>23830</text:p>
              </table:table-cell>
              <table:table-cell office:value-type="float" office:value="75.9101537280357">
                <text:p>75.9101537280357</text:p>
              </table:table-cell>
            </table:table-row>
            <table:table-row>
              <table:table-cell office:value-type="float" office:value="23959">
                <text:p>23960</text:p>
              </table:table-cell>
              <table:table-cell office:value-type="float" office:value="75.9101537280357">
                <text:p>75.9101537280357</text:p>
              </table:table-cell>
            </table:table-row>
            <table:table-row>
              <table:table-cell office:value-type="float" office:value="24241">
                <text:p>24240</text:p>
              </table:table-cell>
              <table:table-cell office:value-type="float" office:value="75.9101537280357">
                <text:p>75.9101537280357</text:p>
              </table:table-cell>
            </table:table-row>
            <table:table-row>
              <table:table-cell office:value-type="float" office:value="24534">
                <text:p>24530</text:p>
              </table:table-cell>
              <table:table-cell office:value-type="float" office:value="75.9101537280357">
                <text:p>75.9101537280357</text:p>
              </table:table-cell>
            </table:table-row>
            <table:table-row>
              <table:table-cell office:value-type="float" office:value="24837">
                <text:p>24840</text:p>
              </table:table-cell>
              <table:table-cell office:value-type="float" office:value="75.9101537280357">
                <text:p>75.9101537280357</text:p>
              </table:table-cell>
            </table:table-row>
            <table:table-row>
              <table:table-cell office:value-type="float" office:value="25081">
                <text:p>25080</text:p>
              </table:table-cell>
              <table:table-cell office:value-type="float" office:value="75.8927044617774">
                <text:p>75.8927044617774</text:p>
              </table:table-cell>
            </table:table-row>
            <table:table-row>
              <table:table-cell office:value-type="float" office:value="25208">
                <text:p>25210</text:p>
              </table:table-cell>
              <table:table-cell office:value-type="float" office:value="75.8927044617774">
                <text:p>75.8927044617774</text:p>
              </table:table-cell>
            </table:table-row>
            <table:table-row>
              <table:table-cell office:value-type="float" office:value="25410">
                <text:p>25410</text:p>
              </table:table-cell>
              <table:table-cell office:value-type="float" office:value="75.9101537280357">
                <text:p>75.9101537280357</text:p>
              </table:table-cell>
            </table:table-row>
            <table:table-row>
              <table:table-cell office:value-type="float" office:value="25664">
                <text:p>25660</text:p>
              </table:table-cell>
              <table:table-cell office:value-type="float" office:value="75.9101537280357">
                <text:p>75.9101537280357</text:p>
              </table:table-cell>
            </table:table-row>
            <table:table-row>
              <table:table-cell office:value-type="float" office:value="25825">
                <text:p>25830</text:p>
              </table:table-cell>
              <table:table-cell office:value-type="float" office:value="75.8927044617774">
                <text:p>75.8927044617774</text:p>
              </table:table-cell>
            </table:table-row>
            <table:table-row>
              <table:table-cell office:value-type="float" office:value="26059">
                <text:p>26060</text:p>
              </table:table-cell>
              <table:table-cell office:value-type="float" office:value="75.7880088642273">
                <text:p>75.7880088642273</text:p>
              </table:table-cell>
            </table:table-row>
            <table:table-row>
              <table:table-cell office:value-type="float" office:value="26190">
                <text:p>26190</text:p>
              </table:table-cell>
              <table:table-cell office:value-type="float" office:value="75.7705595979689">
                <text:p>75.7705595979689</text:p>
              </table:table-cell>
            </table:table-row>
            <table:table-row>
              <table:table-cell office:value-type="float" office:value="26418">
                <text:p>26420</text:p>
              </table:table-cell>
              <table:table-cell office:value-type="float" office:value="75.9101537280357">
                <text:p>75.9101537280357</text:p>
              </table:table-cell>
            </table:table-row>
            <table:table-row>
              <table:table-cell office:value-type="float" office:value="26536">
                <text:p>26540</text:p>
              </table:table-cell>
              <table:table-cell office:value-type="float" office:value="75.8927044617774">
                <text:p>75.8927044617774</text:p>
              </table:table-cell>
            </table:table-row>
            <table:table-row>
              <table:table-cell office:value-type="float" office:value="26656">
                <text:p>26660</text:p>
              </table:table-cell>
              <table:table-cell office:value-type="float" office:value="75.8927044617774">
                <text:p>75.8927044617774</text:p>
              </table:table-cell>
            </table:table-row>
            <table:table-row>
              <table:table-cell office:value-type="float" office:value="26919">
                <text:p>26920</text:p>
              </table:table-cell>
              <table:table-cell office:value-type="float" office:value="75.7880088642273">
                <text:p>75.7880088642273</text:p>
              </table:table-cell>
            </table:table-row>
            <table:table-row>
              <table:table-cell office:value-type="float" office:value="27195">
                <text:p>27200</text:p>
              </table:table-cell>
              <table:table-cell office:value-type="float" office:value="75.8927044617774">
                <text:p>75.8927044617774</text:p>
              </table:table-cell>
            </table:table-row>
            <table:table-row>
              <table:table-cell office:value-type="float" office:value="27395">
                <text:p>27400</text:p>
              </table:table-cell>
              <table:table-cell office:value-type="float" office:value="75.7880088642273">
                <text:p>75.7880088642273</text:p>
              </table:table-cell>
            </table:table-row>
            <table:table-row>
              <table:table-cell office:value-type="float" office:value="27624">
                <text:p>27620</text:p>
              </table:table-cell>
              <table:table-cell office:value-type="float" office:value="75.8927044617774">
                <text:p>75.8927044617774</text:p>
              </table:table-cell>
            </table:table-row>
            <table:table-row>
              <table:table-cell office:value-type="float" office:value="27820">
                <text:p>27820</text:p>
              </table:table-cell>
              <table:table-cell office:value-type="float" office:value="75.8927044617774">
                <text:p>75.8927044617774</text:p>
              </table:table-cell>
            </table:table-row>
            <table:table-row>
              <table:table-cell office:value-type="float" office:value="28072">
                <text:p>28070</text:p>
              </table:table-cell>
              <table:table-cell office:value-type="float" office:value="75.9101537280357">
                <text:p>75.9101537280357</text:p>
              </table:table-cell>
            </table:table-row>
            <table:table-row>
              <table:table-cell office:value-type="float" office:value="28259">
                <text:p>28260</text:p>
              </table:table-cell>
              <table:table-cell office:value-type="float" office:value="75.8927044617774">
                <text:p>75.8927044617774</text:p>
              </table:table-cell>
            </table:table-row>
            <table:table-row>
              <table:table-cell office:value-type="float" office:value="28386">
                <text:p>28390</text:p>
              </table:table-cell>
              <table:table-cell office:value-type="float" office:value="75.9101537280357">
                <text:p>75.9101537280357</text:p>
              </table:table-cell>
            </table:table-row>
            <table:table-row>
              <table:table-cell office:value-type="float" office:value="28574">
                <text:p>28570</text:p>
              </table:table-cell>
              <table:table-cell office:value-type="float" office:value="75.8927044617774">
                <text:p>75.8927044617774</text:p>
              </table:table-cell>
            </table:table-row>
            <table:table-row>
              <table:table-cell office:value-type="float" office:value="28861">
                <text:p>28860</text:p>
              </table:table-cell>
              <table:table-cell office:value-type="float" office:value="76.3114868519779">
                <text:p>76.3114868519779</text:p>
              </table:table-cell>
            </table:table-row>
            <table:table-row>
              <table:table-cell office:value-type="float" office:value="29046">
                <text:p>29050</text:p>
              </table:table-cell>
              <table:table-cell office:value-type="float" office:value="75.8927044617774">
                <text:p>75.8927044617774</text:p>
              </table:table-cell>
            </table:table-row>
            <table:table-row>
              <table:table-cell office:value-type="float" office:value="29169">
                <text:p>29170</text:p>
              </table:table-cell>
              <table:table-cell office:value-type="float" office:value="75.9101537280357">
                <text:p>75.9101537280357</text:p>
              </table:table-cell>
            </table:table-row>
            <table:table-row>
              <table:table-cell office:value-type="float" office:value="29353">
                <text:p>29350</text:p>
              </table:table-cell>
              <table:table-cell office:value-type="float" office:value="75.8927044617774">
                <text:p>75.8927044617774</text:p>
              </table:table-cell>
            </table:table-row>
            <table:table-row>
              <table:table-cell office:value-type="float" office:value="29501">
                <text:p>29500</text:p>
              </table:table-cell>
              <table:table-cell office:value-type="float" office:value="75.7880088642273">
                <text:p>75.7880088642273</text:p>
              </table:table-cell>
            </table:table-row>
            <table:table-row>
              <table:table-cell office:value-type="float" office:value="29626">
                <text:p>29630</text:p>
              </table:table-cell>
              <table:table-cell office:value-type="float" office:value="75.9101537280357">
                <text:p>75.9101537280357</text:p>
              </table:table-cell>
            </table:table-row>
            <table:table-row>
              <table:table-cell office:value-type="float" office:value="29853">
                <text:p>29850</text:p>
              </table:table-cell>
              <table:table-cell office:value-type="float" office:value="76.3114868519779">
                <text:p>76.31148685197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